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18cm" draw:marker-start-width="0.227cm" draw:marker-end="Arrow_20_concave" draw:marker-end-width="0.177cm" svg:stroke-linecap="butt" draw:fill="none" draw:textarea-vertical-align="middle" fo:padding-top="0.134cm" fo:padding-bottom="0.134cm" fo:padding-left="0.259cm" fo:padding-right="0.259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solid" svg:stroke-width="0.018cm" svg:stroke-color="#000000" draw:marker-start-width="0.227cm" draw:marker-end-width="0.227cm" draw:fill="none" draw:textarea-horizontal-align="justify" draw:textarea-vertical-align="middle" draw:auto-grow-height="false" fo:min-height="0.421cm" fo:min-width="2.182cm" fo:padding-top="0.134cm" fo:padding-bottom="0.134cm" fo:padding-left="0.259cm" fo:padding-right="0.259cm"/>
    </style:style>
    <style:style style:name="gr4" style:family="graphic" style:parent-style-name="standard">
      <style:graphic-properties draw:stroke="solid" svg:stroke-width="0.018cm" svg:stroke-color="#000000" draw:marker-start-width="0.227cm" draw:marker-end-width="0.227cm" draw:fill="none" draw:textarea-horizontal-align="justify" draw:textarea-vertical-align="middle" draw:auto-grow-height="false" fo:min-height="0.421cm" fo:min-width="2.682cm" fo:padding-top="0.134cm" fo:padding-bottom="0.134cm" fo:padding-left="0.259cm" fo:padding-right="0.259cm"/>
    </style:style>
    <style:style style:name="gr5" style:family="graphic" style:parent-style-name="standard">
      <style:graphic-properties draw:stroke="solid" svg:stroke-width="0.018cm" svg:stroke-color="#000000" draw:marker-start-width="0.227cm" draw:marker-end-width="0.227cm" draw:fill="solid" draw:fill-color="#99ffcc" draw:textarea-horizontal-align="justify" draw:textarea-vertical-align="middle" draw:auto-grow-height="false" fo:min-height="0.421cm" fo:min-width="2.657cm" fo:padding-top="0.134cm" fo:padding-bottom="0.134cm" fo:padding-left="0.259cm" fo:padding-right="0.259cm"/>
    </style:style>
    <style:style style:name="gr6" style:family="graphic" style:parent-style-name="standard">
      <style:graphic-properties draw:stroke="solid" svg:stroke-width="0.018cm" svg:stroke-color="#000000" draw:marker-start-width="0.227cm" draw:marker-end-width="0.227cm" draw:fill="solid" draw:fill-color="#99ffcc" draw:textarea-horizontal-align="justify" draw:textarea-vertical-align="middle" draw:auto-grow-height="false" fo:min-height="0.42cm" fo:min-width="3.673cm" fo:padding-top="0.134cm" fo:padding-bottom="0.134cm" fo:padding-left="0.259cm" fo:padding-right="0.259cm"/>
    </style:style>
    <style:style style:name="gr7" style:family="graphic" style:parent-style-name="standard">
      <style:graphic-properties draw:stroke="solid" svg:stroke-width="0.018cm" svg:stroke-color="#000000" draw:marker-start-width="0.227cm" draw:marker-end-width="0.227cm" draw:fill="solid" draw:fill-color="#99ffcc" draw:textarea-horizontal-align="justify" draw:textarea-vertical-align="middle" draw:auto-grow-height="false" fo:min-height="0.432cm" fo:min-width="2.657cm" fo:padding-top="0.134cm" fo:padding-bottom="0.134cm" fo:padding-left="0.259cm" fo:padding-right="0.259cm"/>
    </style:style>
    <style:style style:name="gr8" style:family="graphic" style:parent-style-name="standard">
      <style:graphic-properties draw:stroke="solid" svg:stroke-width="0.018cm" svg:stroke-color="#000000" draw:marker-start-width="0.227cm" draw:marker-end-width="0.227cm" draw:fill="solid" draw:fill-color="#99ffcc" draw:textarea-horizontal-align="justify" draw:textarea-vertical-align="middle" draw:auto-grow-height="false" fo:min-height="0.443cm" fo:min-width="3.673cm" fo:padding-top="0.134cm" fo:padding-bottom="0.134cm" fo:padding-left="0.259cm" fo:padding-right="0.259cm"/>
    </style:style>
    <style:style style:name="gr9" style:family="graphic" style:parent-style-name="standard">
      <style:graphic-properties svg:stroke-width="0.018cm" svg:stroke-color="#000000" draw:marker-start-width="0.227cm" draw:marker-end="Arrow_20_concave" draw:marker-end-width="0.177cm" draw:fill-color="#000000" draw:textarea-vertical-align="middle" fo:padding-top="0.134cm" fo:padding-bottom="0.134cm" fo:padding-left="0.259cm" fo:padding-right="0.259cm"/>
    </style:style>
    <style:style style:name="gr10" style:family="graphic" style:parent-style-name="standard">
      <style:graphic-properties draw:stroke="solid" svg:stroke-width="0.018cm" svg:stroke-color="#000000" draw:marker-start-width="0.227cm" draw:marker-end-width="0.227cm" draw:fill="solid" draw:fill-color="#99ffcc" draw:textarea-horizontal-align="justify" draw:textarea-vertical-align="middle" draw:auto-grow-height="false" fo:min-height="0.42cm" fo:min-width="2.657cm" fo:padding-top="0.134cm" fo:padding-bottom="0.134cm" fo:padding-left="0.259cm" fo:padding-right="0.259cm"/>
    </style:style>
    <style:style style:name="gr11" style:family="graphic" style:parent-style-name="standard">
      <style:graphic-properties draw:stroke="solid" svg:stroke-width="0.018cm" svg:stroke-color="#000000" draw:marker-start-width="0.227cm" draw:marker-end-width="0.227cm" draw:fill="solid" draw:fill-color="#99ffcc" draw:textarea-horizontal-align="justify" draw:textarea-vertical-align="middle" draw:auto-grow-height="false" fo:min-height="0.419cm" fo:min-width="2.657cm" fo:padding-top="0.134cm" fo:padding-bottom="0.134cm" fo:padding-left="0.259cm" fo:padding-right="0.259cm"/>
    </style:style>
    <style:style style:name="gr12" style:family="graphic" style:parent-style-name="standard">
      <style:graphic-properties draw:stroke="none" svg:stroke-width="0.018cm" draw:marker-start-width="0.227cm" draw:marker-end-width="0.227cm" draw:fill="none" draw:textarea-horizontal-align="justify" draw:textarea-vertical-align="middle" draw:auto-grow-height="false" fo:min-height="0.094cm" fo:min-width="0.2cm"/>
    </style:style>
    <style:style style:name="gr13" style:family="graphic" style:parent-style-name="standard">
      <style:graphic-properties draw:stroke="none" svg:stroke-width="0.018cm" draw:marker-start-width="0.227cm" draw:marker-end-width="0.227cm" draw:fill="none" draw:textarea-horizontal-align="justify" draw:textarea-vertical-align="middle" draw:auto-grow-height="false" fo:min-height="0.095cm" fo:min-width="0.2cm"/>
    </style:style>
    <style:style style:name="gr14" style:family="graphic" style:parent-style-name="standard">
      <style:graphic-properties draw:stroke="solid" svg:stroke-width="0.018cm" svg:stroke-color="#000000" draw:marker-start-width="0.227cm" draw:marker-end-width="0.227cm" draw:fill="solid" draw:fill-color="#99ffcc" draw:textarea-horizontal-align="justify" draw:textarea-vertical-align="middle" draw:auto-grow-height="false" fo:min-height="0.421cm" fo:min-width="3.673cm" fo:padding-top="0.134cm" fo:padding-bottom="0.134cm" fo:padding-left="0.259cm" fo:padding-right="0.259cm"/>
    </style:style>
    <style:style style:name="gr15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7cm" fo:min-width="1.75cm"/>
    </style:style>
    <style:style style:name="gr16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7cm" fo:min-width="1.899cm"/>
    </style:style>
    <style:style style:name="gr17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7cm" fo:min-width="2.241cm"/>
    </style:style>
    <style:style style:name="gr18" style:family="graphic" style:parent-style-name="standard">
      <style:graphic-properties draw:stroke="solid" svg:stroke-width="0.018cm" svg:stroke-color="#000000" draw:marker-start-width="0.227cm" draw:marker-end-width="0.227cm" draw:fill="solid" draw:fill-color="#ffcccc" draw:textarea-horizontal-align="justify" draw:textarea-vertical-align="middle" draw:auto-grow-height="false" fo:min-height="0.431cm" fo:min-width="3.541cm" fo:padding-top="0.134cm" fo:padding-bottom="0.134cm" fo:padding-left="0.259cm" fo:padding-right="0.259cm"/>
    </style:style>
    <style:style style:name="gr19" style:family="graphic" style:parent-style-name="standard">
      <style:graphic-properties draw:stroke="solid" svg:stroke-width="0.018cm" svg:stroke-color="#000000" draw:marker-start-width="0.227cm" draw:marker-end-width="0.227cm" draw:fill="solid" draw:fill-color="#ffcccc" draw:textarea-horizontal-align="justify" draw:textarea-vertical-align="middle" draw:auto-grow-height="false" fo:min-height="0.487cm" fo:min-width="3.863cm" fo:padding-top="0.134cm" fo:padding-bottom="0.134cm" fo:padding-left="0.259cm" fo:padding-right="0.259cm"/>
    </style:style>
    <style:style style:name="gr20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7cm" fo:min-width="2.601cm"/>
    </style:style>
    <style:style style:name="gr21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7cm" fo:min-width="2.275cm"/>
    </style:style>
    <style:style style:name="gr22" style:family="graphic" style:parent-style-name="standard">
      <style:graphic-properties draw:stroke="solid" svg:stroke-width="0.018cm" svg:stroke-color="#000000" draw:marker-start-width="0.227cm" draw:marker-end-width="0.227cm" draw:fill="solid" draw:fill-color="#ffcccc" draw:textarea-horizontal-align="justify" draw:textarea-vertical-align="middle" draw:auto-grow-height="false" fo:min-height="0.532cm" fo:min-width="2.18cm" fo:padding-top="0.134cm" fo:padding-bottom="0.134cm" fo:padding-left="0.259cm" fo:padding-right="0.259cm"/>
    </style:style>
    <style:style style:name="gr23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7cm" fo:min-width="2.161cm"/>
    </style:style>
    <style:style style:name="gr24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85cm" fo:min-width="0.963cm"/>
    </style:style>
    <style:style style:name="gr25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7cm" fo:min-width="1.094cm"/>
    </style:style>
    <style:style style:name="gr26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1.401cm" fo:min-width="7.877cm"/>
    </style:style>
    <style:style style:name="gr27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7cm" fo:min-width="1.043cm"/>
    </style:style>
    <style:style style:name="gr28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1.397cm" fo:min-width="7.877cm"/>
    </style:style>
    <style:style style:name="gr29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7cm" fo:min-width="0.849cm"/>
    </style:style>
    <style:style style:name="gr30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45cm" fo:min-width="0.769cm"/>
    </style:style>
    <style:style style:name="gr31" style:family="graphic" style:parent-style-name="standard">
      <style:graphic-properties draw:fill="none" draw:textarea-horizontal-align="justify" draw:textarea-vertical-align="middle" draw:auto-grow-height="false" fo:min-height="0.379cm" fo:min-width="1.95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3.202cm"/>
    </style:style>
    <style:style style:name="gr33" style:family="graphic" style:parent-style-name="standard">
      <style:graphic-properties draw:fill="none" draw:textarea-horizontal-align="justify" draw:textarea-vertical-align="middle" draw:auto-grow-height="false" fo:min-height="0.379cm" fo:min-width="1.0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1.42cm"/>
    </style:style>
    <style:style style:name="gr35" style:family="graphic" style:parent-style-name="standard">
      <style:graphic-properties draw:fill="none" draw:textarea-horizontal-align="justify" draw:textarea-vertical-align="middle" draw:auto-grow-height="false" fo:min-height="0.379cm" fo:min-width="2.55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3.97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4.231cm"/>
    </style:style>
    <style:style style:name="gr38" style:family="graphic" style:parent-style-name="standard">
      <style:graphic-properties draw:fill="none" draw:textarea-horizontal-align="justify" draw:textarea-vertical-align="middle" draw:auto-grow-height="false" fo:min-height="0.379cm" fo:min-width="2.734cm"/>
    </style:style>
    <style:style style:name="gr39" style:family="graphic" style:parent-style-name="standard">
      <style:graphic-properties draw:stroke="solid" svg:stroke-width="0.018cm" svg:stroke-color="#000000" draw:marker-start-width="0.227cm" draw:marker-end-width="0.227cm" draw:fill="solid" draw:fill-color="#ffcccc" draw:textarea-horizontal-align="justify" draw:textarea-vertical-align="middle" draw:auto-grow-height="false" fo:min-height="0.431cm" fo:min-width="3.546cm" fo:padding-top="0.134cm" fo:padding-bottom="0.134cm" fo:padding-left="0.259cm" fo:padding-right="0.259cm"/>
    </style:style>
    <style:style style:name="gr40" style:family="graphic" style:parent-style-name="standard">
      <style:graphic-properties draw:stroke="solid" svg:stroke-width="0.018cm" svg:stroke-color="#000000" draw:marker-start-width="0.227cm" draw:marker-end-width="0.227cm" draw:fill="solid" draw:fill-color="#ffcccc" draw:textarea-horizontal-align="justify" draw:textarea-vertical-align="middle" draw:auto-grow-height="false" fo:min-height="0.532cm" fo:min-width="2.115cm" fo:padding-top="0.134cm" fo:padding-bottom="0.134cm" fo:padding-left="0.259cm" fo:padding-right="0.259cm"/>
    </style:style>
    <style:style style:name="gr41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1.27cm" fo:min-width="8.526cm"/>
    </style:style>
    <style:style style:name="gr42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1.274cm" fo:min-width="6.658cm"/>
    </style:style>
    <style:style style:name="gr43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7cm" fo:min-width="1.56cm"/>
    </style:style>
    <style:style style:name="gr44" style:family="graphic" style:parent-style-name="standard">
      <style:graphic-properties draw:stroke="solid" svg:stroke-width="0.018cm" svg:stroke-color="#000000" draw:marker-start-width="0.227cm" draw:marker-end-width="0.227cm" draw:fill="solid" draw:fill-color="#ffffcc" draw:textarea-horizontal-align="justify" draw:textarea-vertical-align="middle" draw:auto-grow-height="false" fo:min-height="0.532cm" fo:min-width="2.657cm" fo:padding-top="0.134cm" fo:padding-bottom="0.134cm" fo:padding-left="0.259cm" fo:padding-right="0.259cm"/>
    </style:style>
    <style:style style:name="gr45" style:family="graphic" style:parent-style-name="standard">
      <style:graphic-properties draw:stroke="solid" svg:stroke-width="0.018cm" svg:stroke-color="#000000" draw:marker-start-width="0.227cm" draw:marker-end-width="0.227cm" draw:fill="solid" draw:fill-color="#ffffcc" draw:textarea-horizontal-align="justify" draw:textarea-vertical-align="middle" draw:auto-grow-height="false" fo:min-height="0.532cm" fo:min-width="3.546cm" fo:padding-top="0.134cm" fo:padding-bottom="0.134cm" fo:padding-left="0.259cm" fo:padding-right="0.259cm"/>
    </style:style>
    <style:style style:name="gr46" style:family="graphic" style:parent-style-name="standard">
      <style:graphic-properties draw:stroke="solid" svg:stroke-width="0.018cm" svg:stroke-color="#000000" draw:marker-start-width="0.227cm" draw:marker-end-width="0.227cm" draw:fill="solid" draw:fill-color="#ffffcc" draw:textarea-horizontal-align="justify" draw:textarea-vertical-align="middle" draw:auto-grow-height="false" fo:min-height="0.913cm" fo:min-width="4.181cm" fo:padding-top="0.134cm" fo:padding-bottom="0.134cm" fo:padding-left="0.259cm" fo:padding-right="0.259cm"/>
    </style:style>
    <style:style style:name="gr47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7cm" fo:min-width="1.704cm"/>
    </style:style>
    <style:style style:name="gr48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85cm" fo:min-width="2.802cm"/>
    </style:style>
    <style:style style:name="gr49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2.417cm" fo:min-width="13.851cm"/>
    </style:style>
    <style:style style:name="gr50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7cm" fo:min-width="1.09cm"/>
    </style:style>
    <style:style style:name="gr51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766cm" fo:min-width="2.294cm"/>
    </style:style>
    <style:style style:name="gr52" style:family="graphic" style:parent-style-name="standard">
      <style:graphic-properties draw:stroke="none" draw:fill="none" draw:textarea-vertical-align="middle"/>
    </style:style>
    <style:style style:name="gr53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7cm" fo:min-width="1.882cm"/>
    </style:style>
    <style:style style:name="gr54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443cm" fo:min-width="1.899cm"/>
    </style:style>
    <style:style style:name="gr55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443cm" fo:min-width="2.275cm"/>
    </style:style>
    <style:style style:name="gr56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3cm" fo:min-width="2.802cm"/>
    </style:style>
    <style:style style:name="gr57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3cm" fo:min-width="1.704cm"/>
    </style:style>
    <style:style style:name="gr58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3cm" fo:min-width="1.882cm"/>
    </style:style>
    <style:style style:name="gr59" style:family="graphic" style:parent-style-name="standard">
      <style:graphic-properties draw:stroke="solid" svg:stroke-width="0.018cm" svg:stroke-color="#000000" draw:marker-start-width="0.227cm" draw:marker-end-width="0.227cm" draw:fill="none" draw:textarea-horizontal-align="justify" draw:textarea-vertical-align="middle" draw:auto-grow-height="false" fo:min-height="0.868cm" fo:min-width="2.7cm" fo:padding-top="0.134cm" fo:padding-bottom="0.134cm" fo:padding-left="0.259cm" fo:padding-right="0.259cm"/>
    </style:style>
    <style:style style:name="gr60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61" style:family="graphic" style:parent-style-name="standard">
      <style:graphic-properties draw:stroke="solid" svg:stroke-width="0.018cm" svg:stroke-color="#000000" draw:marker-start-width="0.227cm" draw:marker-end-width="0.227cm" draw:fill="none" draw:textarea-horizontal-align="justify" draw:textarea-vertical-align="middle" draw:auto-grow-height="false" fo:min-height="0.87cm" fo:min-width="3.1cm" fo:padding-top="0.134cm" fo:padding-bottom="0.134cm" fo:padding-left="0.259cm" fo:padding-right="0.259cm"/>
    </style:style>
    <style:style style:name="gr62" style:family="graphic" style:parent-style-name="standard">
      <style:graphic-properties draw:stroke="solid" svg:stroke-width="0.018cm" svg:stroke-color="#000000" draw:marker-start-width="0.227cm" draw:marker-end-width="0.227cm" draw:fill="solid" draw:fill-color="#99ffcc" draw:textarea-horizontal-align="justify" draw:textarea-vertical-align="middle" draw:auto-grow-height="false" fo:min-height="0.438cm" fo:min-width="3.873cm" fo:padding-top="0.134cm" fo:padding-bottom="0.134cm" fo:padding-left="0.259cm" fo:padding-right="0.259cm"/>
    </style:style>
    <style:style style:name="gr63" style:family="graphic" style:parent-style-name="standard">
      <style:graphic-properties draw:stroke="solid" svg:stroke-width="0.018cm" svg:stroke-color="#000000" draw:marker-start-width="0.227cm" draw:marker-end-width="0.227cm" draw:fill="solid" draw:fill-color="#99ffcc" draw:textarea-horizontal-align="justify" draw:textarea-vertical-align="middle" draw:auto-grow-height="false" fo:min-height="0.42cm" fo:min-width="2.755cm" fo:padding-top="0.134cm" fo:padding-bottom="0.134cm" fo:padding-left="0.259cm" fo:padding-right="0.259cm"/>
    </style:style>
    <style:style style:name="gr64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3cm" fo:min-width="4.803cm"/>
    </style:style>
    <style:style style:name="gr65" style:family="graphic" style:parent-style-name="standard">
      <style:graphic-properties draw:stroke="none" draw:fill="none" fo:min-height="0.323cm"/>
    </style:style>
    <style:style style:name="gr66" style:family="graphic" style:parent-style-name="standard">
      <style:graphic-properties draw:stroke="solid" svg:stroke-width="0.018cm" svg:stroke-color="#000000" draw:marker-start-width="0.227cm" draw:marker-end-width="0.227cm" draw:fill="solid" draw:fill-color="#99ffcc" draw:textarea-horizontal-align="justify" draw:textarea-vertical-align="middle" draw:auto-grow-height="false" fo:min-height="0.439cm" fo:min-width="3.073cm" fo:padding-top="0.134cm" fo:padding-bottom="0.134cm" fo:padding-left="0.259cm" fo:padding-right="0.259cm"/>
    </style:style>
    <style:style style:name="gr67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3cm" fo:min-width="4.015cm"/>
    </style:style>
    <style:style style:name="gr68" style:family="graphic" style:parent-style-name="standard">
      <style:graphic-properties draw:stroke="solid" svg:stroke-width="0.018cm" svg:stroke-color="#000000" draw:marker-start-width="0.227cm" draw:marker-end-width="0.227cm" draw:fill="solid" draw:fill-color="#99ffcc" draw:textarea-horizontal-align="justify" draw:textarea-vertical-align="middle" draw:auto-grow-height="false" fo:min-height="0.438cm" fo:min-width="3.8cm" fo:padding-top="0.134cm" fo:padding-bottom="0.134cm" fo:padding-left="0.259cm" fo:padding-right="0.259cm"/>
    </style:style>
    <style:style style:name="gr69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3cm" fo:min-width="2.855cm"/>
    </style:style>
    <style:style style:name="gr70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1.466cm" fo:min-width="1.094cm"/>
    </style:style>
    <style:style style:name="gr71" style:family="graphic" style:parent-style-name="standard">
      <style:graphic-properties draw:stroke="solid" svg:stroke-width="0.018cm" svg:stroke-color="#000000" draw:marker-start-width="0.227cm" draw:marker-end-width="0.227cm" draw:fill="solid" draw:fill-color="#e6e6ff" draw:textarea-horizontal-align="justify" draw:textarea-vertical-align="middle" draw:auto-grow-height="false" fo:min-height="0.439cm" fo:min-width="2.013cm" fo:padding-top="0.134cm" fo:padding-bottom="0.134cm" fo:padding-left="0.259cm" fo:padding-right="0.259cm"/>
    </style:style>
    <style:style style:name="gr72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3cm" fo:min-width="2.131cm"/>
    </style:style>
    <style:style style:name="gr73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7cm" fo:min-width="1.031cm"/>
    </style:style>
    <style:style style:name="gr74" style:family="graphic" style:parent-style-name="standard">
      <style:graphic-properties draw:stroke="solid" svg:stroke-width="0.018cm" svg:stroke-color="#000000" draw:marker-start-width="0.227cm" draw:marker-end-width="0.227cm" draw:fill="solid" draw:fill-color="#e6e6ff" draw:textarea-horizontal-align="justify" draw:textarea-vertical-align="middle" draw:auto-grow-height="false" fo:min-height="0.438cm" fo:min-width="2.5cm" fo:padding-top="0.134cm" fo:padding-bottom="0.134cm" fo:padding-left="0.259cm" fo:padding-right="0.259cm"/>
    </style:style>
    <style:style style:name="gr75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3cm" fo:min-width="2.572cm"/>
    </style:style>
    <style:style style:name="P1" style:family="paragraph">
      <style:paragraph-properties fo:text-align="center"/>
      <style:text-properties fo:font-family="'Arial Narrow'" style:font-family-generic="swiss" style:font-pitch="variable"/>
    </style:style>
    <style:style style:name="P2" style:family="paragraph">
      <style:paragraph-properties fo:text-align="center"/>
    </style:style>
    <style:style style:name="P3" style:family="paragraph">
      <style:paragraph-properties fo:text-align="center">
        <style:tab-stops/>
      </style:paragraph-properties>
    </style:style>
    <style:style style:name="P4" style:family="paragraph">
      <style:paragraph-properties fo:text-align="center">
        <style:tab-stops/>
      </style:paragraph-properties>
      <style:text-properties fo:font-family="'Arial Narrow'" style:font-family-generic="swiss" style:font-pitch="variable" fo:font-size="10pt" style:font-size-asian="10pt" style:font-size-complex="10pt"/>
    </style:style>
    <style:style style:name="P5" style:family="paragraph">
      <style:text-properties fo:font-family="'Arial Narrow'" style:font-family-generic="swiss" style:font-pitch="variable" fo:font-size="8pt" style:font-size-asian="8pt" style:font-size-complex="8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family="'Arial Narrow'" style:font-family-generic="swiss" style:font-pitch="variable" fo:font-size="8pt" fo:font-style="italic" style:font-size-asian="8pt" style:font-style-asian="italic" style:font-size-complex="8pt" style:font-style-complex="italic"/>
    </style:style>
    <style:style style:name="P8" style:family="paragraph">
      <style:text-properties fo:font-family="'Arial Narrow'" style:font-family-generic="swiss" style:font-pitch="variable" fo:font-size="8pt" fo:font-style="italic" style:font-size-asian="8pt" style:font-style-asian="italic" style:font-size-complex="8pt" style:font-style-complex="italic"/>
    </style:style>
    <style:style style:name="P9" style:family="paragraph">
      <style:paragraph-properties fo:text-align="center"/>
      <style:text-properties fo:font-family="'Arial Narrow'" style:font-family-generic="swiss" style:font-pitch="variable" fo:font-size="10pt" style:font-size-asian="10pt" style:font-size-complex="10pt"/>
    </style:style>
    <style:style style:name="P10" style:family="paragraph">
      <style:paragraph-properties fo:text-align="center"/>
      <style:text-properties fo:font-family="'Arial Narrow'" style:font-style-name="Italic" style:font-family-generic="swiss" style:font-pitch="variable"/>
    </style:style>
    <style:style style:name="P11" style:family="paragraph">
      <style:paragraph-properties fo:text-align="center">
        <style:tab-stops/>
      </style:paragraph-properties>
      <style:text-properties fo:font-family="'Arial Narrow'" style:font-style-name="Italic" style:font-family-generic="swiss" style:font-pitch="variable" fo:font-size="10pt" style:font-size-asian="10pt" style:font-size-complex="10pt"/>
    </style:style>
    <style:style style:name="P12" style:family="paragraph">
      <style:text-properties fo:font-family="'Arial Narrow'" style:font-style-name="Italic" style:font-family-generic="swiss" style:font-pitch="variable" fo:font-size="8pt" style:font-size-asian="8pt" style:font-size-complex="8pt"/>
    </style:style>
    <style:style style:name="P13" style:family="paragraph">
      <style:text-properties fo:font-family="'Arial Narrow'" style:font-style-name="Italic" style:font-family-generic="swiss" style:font-pitch="variable"/>
    </style:style>
    <style:style style:name="P14" style:family="paragraph">
      <style:text-properties fo:font-family="'Arial Narrow'" style:font-style-name="Italic" style:font-family-generic="swiss" style:font-pitch="variable" fo:font-size="8pt" fo:font-style="italic" style:font-size-asian="8pt" style:font-style-asian="italic" style:font-size-complex="8pt" style:font-style-complex="italic"/>
    </style:style>
    <style:style style:name="T1" style:family="text">
      <style:text-properties fo:font-family="'Arial Narrow'" style:font-family-generic="swiss" style:font-pitch="variable" fo:font-size="10pt" style:font-size-asian="10pt" style:font-size-complex="10pt"/>
    </style:style>
    <style:style style:name="T2" style:family="text">
      <style:text-properties fo:font-family="'Arial Narrow'" style:font-family-generic="swiss" style:font-pitch="variable" fo:font-size="8pt" style:font-size-asian="8pt" style:font-size-complex="8pt"/>
    </style:style>
    <style:style style:name="T3" style:family="text">
      <style:text-properties fo:font-family="'Arial Narrow'" style:font-family-generic="swiss" style:font-pitch="variable" fo:font-size="8pt" fo:font-style="italic" style:font-size-asian="8pt" style:font-style-asian="italic" style:font-size-complex="8pt" style:font-style-complex="italic"/>
    </style:style>
    <style:style style:name="T4" style:family="text">
      <style:text-properties fo:color="#000000" style:text-outline="false" style:text-line-through-style="none" fo:font-family="'Arial Narrow'" style:font-family-generic="swiss" style:font-pitch="variable" fo:font-size="8pt" fo:font-style="normal" fo:text-shadow="none" style:text-underline-style="none" fo:font-weight="normal" style:letter-kerning="true" style:font-family-asian="Helvetica" style:font-family-generic-asian="swiss" style:font-size-asian="8pt" style:font-style-asian="normal" style:font-weight-asian="normal" style:font-family-complex="Helvetica" style:font-family-generic-complex="swiss" style:font-size-complex="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family="'Arial Narrow'" style:font-style-name="Italic" style:font-family-generic="swiss" style:font-pitch="variable" fo:font-size="10pt" style:font-size-asian="10pt" style:font-size-complex="10pt"/>
    </style:style>
    <style:style style:name="T6" style:family="text">
      <style:text-properties fo:font-family="'Arial Narrow'" style:font-style-name="Italic" style:font-family-generic="swiss" style:font-pitch="variable" fo:font-size="8pt" style:font-size-asian="8pt" style:font-size-complex="8pt"/>
    </style:style>
    <style:style style:name="T7" style:family="text">
      <style:text-properties fo:font-family="'Arial Narrow'" style:font-style-name="Italic" style:font-family-generic="swiss" style:font-pitch="variable" fo:font-size="2pt" style:font-size-asian="2pt" style:font-size-complex="2pt"/>
    </style:style>
    <style:style style:name="T8" style:family="text">
      <style:text-properties style:text-position="0% 100%" fo:font-family="'Arial Narrow'" style:font-style-name="Italic" style:font-family-generic="swiss" style:font-pitch="variable" fo:font-size="2pt" style:font-size-asian="2pt" style:font-size-complex="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svg:x1="21.193cm" svg:y1="12.963cm" svg:x2="21.193cm" svg:y2="13.954cm" svg:d="M21193 12963v991">
          <text:p/>
        </draw:connector>
        <draw:connector draw:style-name="gr1" draw:text-style-name="P1" draw:layer="controls" draw:type="curve" svg:x1="21.191cm" svg:y1="12.293cm" svg:x2="21.193cm" svg:y2="11.414cm" svg:d="M21191 12293c0-658 2-219 2-879">
          <text:p/>
        </draw:connector>
        <draw:line draw:style-name="gr2" draw:text-style-name="P2" xml:id="id20" draw:id="id20" draw:layer="layout" svg:x1="15.089cm" svg:y1="15.859cm" svg:x2="15.089cm" svg:y2="16.213cm">
          <text:p/>
        </draw:line>
        <draw:custom-shape draw:style-name="gr3" draw:text-style-name="P4" xml:id="id3" draw:id="id3" draw:layer="layout" svg:width="2.286cm" svg:height="0.689cm" svg:x="5.699cm" svg:y="14.354cm">
          <text:p text:style-name="P3"><text:span text:style-name="T1">pm:v-sell</text:span></text:p>
          <text:p text:style-name="P3"><text:span text:style-name="T2">ontolex:LexicalEntry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6" draw:id="id6" draw:layer="layout" svg:width="2.313cm" svg:height="0.689cm" svg:x="5.907cm" svg:y="9.817cm">
          <text:p text:style-name="P3"><text:span text:style-name="T1">pm:n-seller</text:span></text:p>
          <text:p text:style-name="P3"><text:span text:style-name="T2">ontolex:LexicalEntry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1" draw:id="id1" draw:layer="layout" svg:width="3.175cm" svg:height="0.689cm" svg:x="10.517cm" svg:y="11.867cm">
          <text:p text:style-name="P3"><text:span text:style-name="T1">pm:pb215-sell.01</text:span></text:p>
          <text:p text:style-name="P3"><text:span text:style-name="T2">pmo:SemanticCl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xml:id="id2" draw:id="id2" draw:layer="layout" svg:width="4.191cm" svg:height="0.688cm" svg:x="14.243cm" svg:y="11.868cm">
          <text:p text:style-name="P3"><text:span text:style-name="T1">pm:pb215-sell.01@arg0</text:span></text:p>
          <text:p text:style-name="P3"><text:span text:style-name="T2">pmo:SemanticRole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8" draw:id="id8" draw:layer="layout" svg:width="3.175cm" svg:height="0.7cm" svg:x="10.517cm" svg:y="10.145cm">
          <text:p text:style-name="P3"><text:span text:style-name="T1">pm:nb10-seller.01</text:span></text:p>
          <text:p text:style-name="P3"><text:span text:style-name="T2">pmo:SemanticCl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4.191cm" svg:height="0.711cm" svg:x="14.243cm" svg:y="10.144cm">
          <text:p text:style-name="P3"><text:span text:style-name="T1">pm:nb10-seller.01-arg0</text:span></text:p>
          <text:p text:style-name="P3"><text:span text:style-name="T2">pmo:Semantic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" draw:layer="layout" svg:x1="13.692cm" svg:y1="12.211cm" svg:x2="14.243cm" svg:y2="12.212cm" draw:start-shape="id1" draw:start-glue-point="1" draw:end-shape="id2" draw:end-glue-point="3" svg:d="M13692 12211h275v1h276">
          <text:p/>
        </draw:connector>
        <draw:custom-shape draw:style-name="gr10" draw:text-style-name="P4" xml:id="id4" draw:id="id4" draw:layer="layout" svg:width="3.175cm" svg:height="0.688cm" svg:x="10.517cm" svg:y="13.446cm">
          <text:p text:style-name="P3"><text:span text:style-name="T1">pm:vn32-give-13.1-1</text:span></text:p>
          <text:p text:style-name="P3"><text:span text:style-name="T2">pmo:SemanticCl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xml:id="id5" draw:id="id5" draw:layer="layout" svg:width="3.175cm" svg:height="0.687cm" svg:x="10.517cm" svg:y="15.198cm">
          <text:p text:style-name="P3"><text:span text:style-name="T1">pm:fn16-commerce_sell</text:span></text:p>
          <text:p text:style-name="P3"><text:span text:style-name="T2">pmo:SemanticCl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draw:line-skew="0.304cm" svg:x1="7.985cm" svg:y1="14.698cm" svg:x2="10.517cm" svg:y2="13.79cm" draw:start-shape="id3" draw:start-glue-point="1" draw:end-shape="id4" draw:end-glue-point="3" svg:d="M7985 14698c2355 0 1089-908 2532-908">
          <text:p/>
        </draw:connector>
        <draw:connector draw:style-name="gr1" draw:text-style-name="P1" draw:layer="layout" draw:type="curve" draw:line-skew="0.286cm" svg:x1="7.985cm" svg:y1="14.698cm" svg:x2="10.517cm" svg:y2="15.541cm" draw:start-shape="id3" draw:start-glue-point="1" draw:end-shape="id5" draw:end-glue-point="3" svg:d="M7985 14698c2328 0 1062 843 2532 843">
          <text:p/>
        </draw:connector>
        <draw:connector draw:style-name="gr1" draw:text-style-name="P1" draw:layer="layout" draw:type="curve" draw:line-skew="0.456cm" svg:x1="7.985cm" svg:y1="14.698cm" svg:x2="10.517cm" svg:y2="12.211cm" draw:start-shape="id3" draw:start-glue-point="1" draw:end-shape="id1" draw:end-glue-point="3" svg:d="M7985 14698c2583 0 1317-2487 2532-2487">
          <text:p/>
        </draw:connector>
        <draw:custom-shape draw:style-name="gr12" draw:text-style-name="P4" xml:id="id7" draw:id="id7" draw:layer="layout" svg:width="0.7cm" svg:height="0.344cm" svg:x="10.652cm" svg:y="9.762cm">
          <text:p text:style-name="P3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draw:line-skew="0.416cm" svg:x1="8.22cm" svg:y1="10.161cm" svg:x2="10.652cm" svg:y2="9.934cm" draw:start-shape="id6" draw:start-glue-point="1" draw:end-shape="id7" draw:end-glue-point="3" svg:d="M8220 10161c2454 0 1238-227 2432-227">
          <text:p/>
        </draw:connector>
        <draw:connector draw:style-name="gr1" draw:text-style-name="P1" draw:layer="layout" draw:type="curve" svg:x1="8.22cm" svg:y1="10.161cm" svg:x2="10.517cm" svg:y2="10.495cm" draw:start-shape="id6" draw:start-glue-point="1" draw:end-shape="id8" draw:end-glue-point="3" svg:d="M8220 10161c1722 0 574 334 2297 334">
          <text:p/>
        </draw:connector>
        <draw:custom-shape draw:style-name="gr13" draw:text-style-name="P4" xml:id="id9" draw:id="id9" draw:layer="layout" svg:width="0.7cm" svg:height="0.345cm" svg:x="11.214cm" svg:y="12.719cm">
          <text:p text:style-name="P3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draw:line-skew="0.142cm" svg:x1="7.985cm" svg:y1="14.698cm" svg:x2="11.214cm" svg:y2="12.891cm" draw:start-shape="id3" draw:start-glue-point="1" draw:end-shape="id9" draw:end-glue-point="3" svg:d="M7985 14698c2641 0 1027-1807 3229-1807">
          <text:p/>
        </draw:connector>
        <draw:custom-shape draw:style-name="gr6" draw:text-style-name="P4" xml:id="id10" draw:id="id10" draw:layer="layout" svg:width="4.191cm" svg:height="0.688cm" svg:x="14.243cm" svg:y="13.446cm">
          <text:p text:style-name="P3"><text:span text:style-name="T1">pm:vn32-give-13.1-1@agent</text:span></text:p>
          <text:p text:style-name="P3"><text:span text:style-name="T2">pmo:Semantic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svg:x1="13.692cm" svg:y1="13.79cm" svg:x2="14.243cm" svg:y2="13.79cm" draw:start-shape="id4" draw:start-glue-point="1" draw:end-shape="id10" draw:end-glue-point="3" svg:d="M13692 13790h551">
          <text:p/>
        </draw:connector>
        <draw:custom-shape draw:style-name="gr14" draw:text-style-name="P4" xml:id="id11" draw:id="id11" draw:layer="layout" svg:width="4.191cm" svg:height="0.689cm" svg:x="14.243cm" svg:y="15.196cm">
          <text:p text:style-name="P3"><text:span text:style-name="T1">pm:fn16-commerce_sell@seller</text:span></text:p>
          <text:p text:style-name="P3"><text:span text:style-name="T2">pmo:Semantic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svg:x1="13.692cm" svg:y1="15.541cm" svg:x2="14.243cm" svg:y2="15.54cm" draw:start-shape="id5" draw:start-glue-point="1" draw:end-shape="id11" draw:end-glue-point="3" svg:d="M13692 15541c412 0 137-1 551-1">
          <text:p/>
        </draw:connector>
        <draw:custom-shape draw:style-name="gr12" draw:text-style-name="P4" xml:id="id12" draw:id="id12" draw:layer="layout" svg:width="0.7cm" svg:height="0.344cm" svg:x="11.341cm" svg:y="14.234cm">
          <text:p text:style-name="P3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xml:id="id13" draw:id="id13" draw:layer="layout" svg:width="0.7cm" svg:height="0.344cm" svg:x="10.833cm" svg:y="14.685cm">
          <text:p text:style-name="P3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svg:x1="7.985cm" svg:y1="14.698cm" svg:x2="11.341cm" svg:y2="14.406cm" draw:start-shape="id3" draw:start-glue-point="1" draw:end-shape="id12" draw:end-glue-point="3" svg:d="M7985 14698c2524 0 847-292 3356-292">
          <text:p/>
        </draw:connector>
        <draw:connector draw:style-name="gr1" draw:text-style-name="P1" draw:layer="layout" draw:type="curve" draw:line-skew="0.28cm" svg:x1="7.985cm" svg:y1="14.698cm" svg:x2="10.833cm" svg:y2="14.857cm" draw:start-shape="id3" draw:start-glue-point="1" draw:end-shape="id13" draw:end-glue-point="3" svg:d="M7985 14698c2563 0 1140 159 2848 159">
          <text:p/>
        </draw:connector>
        <draw:frame draw:style-name="gr15" draw:text-style-name="P5" draw:layer="layout" svg:width="2.25cm" svg:height="0.577cm" svg:x="12.966cm" svg:y="15.759cm">
          <draw:text-box>
            <text:p><text:span text:style-name="T2">pmo:semRole</text:span></text:p>
          </draw:text-box>
        </draw:frame>
        <draw:frame draw:style-name="gr15" draw:text-style-name="P5" draw:layer="layout" svg:width="2.25cm" svg:height="0.577cm" svg:x="12.966cm" svg:y="14.043cm">
          <draw:text-box>
            <text:p><text:span text:style-name="T2">pmo:semRole</text:span></text:p>
          </draw:text-box>
        </draw:frame>
        <draw:frame draw:style-name="gr15" draw:text-style-name="P5" draw:layer="layout" svg:width="2.25cm" svg:height="0.577cm" svg:x="12.966cm" svg:y="11.414cm">
          <draw:text-box>
            <text:p><text:span text:style-name="T2">pmo:semRole</text:span></text:p>
          </draw:text-box>
        </draw:frame>
        <draw:frame draw:style-name="gr15" draw:text-style-name="P5" draw:layer="layout" svg:width="2.25cm" svg:height="0.577cm" svg:x="12.93cm" svg:y="10.714cm">
          <draw:text-box>
            <text:p><text:span text:style-name="T2">pmo:semRole</text:span></text:p>
          </draw:text-box>
        </draw:frame>
        <draw:frame draw:style-name="gr16" draw:text-style-name="P5" draw:layer="layout" svg:width="2.399cm" svg:height="0.577cm" svg:x="8.126cm" svg:y="9.636cm">
          <draw:text-box>
            <text:p><text:span text:style-name="T2">ontolex:evokes</text:span></text:p>
          </draw:text-box>
        </draw:frame>
        <draw:frame draw:style-name="gr17" draw:text-style-name="P5" draw:layer="layout" svg:width="2.741cm" svg:height="0.577cm" svg:x="7.731cm" svg:y="14.901cm">
          <draw:text-box>
            <text:p><text:span text:style-name="T2">ontolex:evokes</text:span></text:p>
          </draw:text-box>
        </draw:frame>
        <draw:custom-shape draw:style-name="gr18" draw:text-style-name="P4" xml:id="id14" draw:id="id14" draw:layer="layout" svg:width="4.059cm" svg:height="0.699cm" svg:x="4.802cm" svg:y="13.057cm">
          <text:p text:style-name="P3"><text:span text:style-name="T1">pm:co-v-sell-pb215-sell.01</text:span></text:p>
          <text:p text:style-name="P3"><text:span text:style-name="T2">pmo:Conceptual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4" xml:id="id15" draw:id="id15" draw:layer="layout" svg:width="4.381cm" svg:height="0.755cm" svg:x="4.521cm" svg:y="15.605cm">
          <text:p text:style-name="P3"><text:span text:style-name="T1">pm:co-v-sell-fn16-commerce_sell</text:span></text:p>
          <text:p text:style-name="P3"><text:span text:style-name="T2">pmo:Conceptual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draw:line-skew="-0.124cm" svg:x1="8.861cm" svg:y1="13.406cm" svg:x2="10.517cm" svg:y2="12.211cm" draw:start-shape="id14" draw:end-shape="id1" draw:end-glue-point="3" svg:d="M8861 13406c1054 0 227-1195 1656-1195">
          <text:p/>
        </draw:connector>
        <draw:connector draw:style-name="gr1" draw:text-style-name="P1" draw:layer="layout" draw:type="curve" svg:x1="8.902cm" svg:y1="15.982cm" svg:x2="10.517cm" svg:y2="15.541cm" draw:start-shape="id15" draw:end-shape="id5" draw:end-glue-point="3" svg:d="M8902 15982c1210 0 403-441 1615-441">
          <text:p/>
        </draw:connector>
        <draw:connector draw:style-name="gr1" draw:text-style-name="P1" draw:layer="layout" draw:type="curve" svg:x1="6.711cm" svg:y1="15.605cm" svg:x2="6.842cm" svg:y2="15.043cm" draw:start-shape="id15" draw:start-glue-point="0" draw:end-shape="id3" draw:end-glue-point="2" svg:d="M6711 15605c0-415 131-135 131-562">
          <text:p/>
        </draw:connector>
        <draw:frame draw:style-name="gr20" draw:text-style-name="P5" draw:layer="layout" svg:width="3.101cm" svg:height="0.577cm" svg:x="7.115cm" svg:y="12.211cm">
          <draw:text-box>
            <text:p><text:span text:style-name="T2">pmo:evokedConcept</text:span></text:p>
          </draw:text-box>
        </draw:frame>
        <draw:frame draw:style-name="gr20" draw:text-style-name="P5" draw:layer="layout" svg:width="3.101cm" svg:height="0.577cm" svg:x="8.712cm" svg:y="15.859cm">
          <draw:text-box>
            <text:p><text:span text:style-name="T2">pmo:evokedConcept</text:span></text:p>
          </draw:text-box>
        </draw:frame>
        <draw:frame draw:style-name="gr21" draw:text-style-name="P5" draw:layer="layout" svg:width="2.775cm" svg:height="0.577cm" svg:x="6.707cm" svg:y="13.681cm">
          <draw:text-box>
            <text:p><text:span text:style-name="T2">pmo:evokingEntry</text:span></text:p>
          </draw:text-box>
        </draw:frame>
        <draw:custom-shape draw:style-name="gr22" draw:text-style-name="P4" xml:id="id16" draw:id="id16" draw:layer="layout" svg:width="2.698cm" svg:height="0.8cm" svg:x="2.725cm" svg:y="14.116cm">
          <text:p text:style-name="P3"><text:span text:style-name="T1">pm:mapping_2761</text:span></text:p>
          <text:p text:style-name="P3"><text:span text:style-name="T2">pmo:Mapp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svg:x1="4.074cm" svg:y1="14.116cm" svg:x2="4.802cm" svg:y2="13.406cm" draw:start-shape="id16" draw:start-glue-point="0" draw:end-shape="id14" draw:end-glue-point="3" svg:d="M4074 14116c0-474 242-710 728-710">
          <text:p/>
        </draw:connector>
        <draw:connector draw:style-name="gr1" draw:text-style-name="P1" draw:layer="layout" draw:type="curve" svg:x1="4.074cm" svg:y1="14.916cm" svg:x2="4.521cm" svg:y2="15.982cm" draw:start-shape="id16" draw:start-glue-point="2" draw:end-shape="id15" draw:end-glue-point="3" svg:d="M4074 14916c0 711 149 1066 447 1066">
          <text:p/>
        </draw:connector>
        <draw:frame draw:style-name="gr23" draw:text-style-name="P5" draw:layer="layout" svg:width="2.661cm" svg:height="0.577cm" svg:x="2.784cm" svg:y="13.609cm">
          <draw:text-box>
            <text:p><text:span text:style-name="T2">pmo:item</text:span></text:p>
          </draw:text-box>
        </draw:frame>
        <draw:frame draw:style-name="gr24" draw:text-style-name="P5" draw:layer="layout" svg:width="1.463cm" svg:height="0.635cm" svg:x="2.802cm" svg:y="14.843cm">
          <draw:text-box>
            <text:p><text:span text:style-name="T2">pmo:item</text:span></text:p>
          </draw:text-box>
        </draw:frame>
        <draw:frame draw:style-name="gr25" draw:text-style-name="P7" draw:layer="layout" svg:width="1.594cm" svg:height="0.577cm" svg:x="17.248cm" svg:y="9.636cm">
          <draw:text-box>
            <text:p text:style-name="P6"><text:span text:style-name="T3">NomBank </text:span></text:p>
          </draw:text-box>
        </draw:frame>
        <draw:custom-shape draw:style-name="gr26" draw:text-style-name="P1" draw:layer="layout" svg:width="8.377cm" svg:height="1.651cm" svg:x="10.263cm" svg:y="9.7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7" draw:layer="layout" svg:width="1.543cm" svg:height="0.577cm" svg:x="17.256cm" svg:y="14.64cm">
          <draw:text-box>
            <text:p text:style-name="P6"><text:span text:style-name="T3">FrameNet</text:span></text:p>
          </draw:text-box>
        </draw:frame>
        <draw:custom-shape draw:style-name="gr28" draw:text-style-name="P1" draw:layer="layout" svg:width="8.377cm" svg:height="1.647cm" svg:x="10.263cm" svg:y="14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8" draw:layer="layout" svg:width="1.349cm" svg:height="0.577cm" svg:x="17.423cm" svg:y="12.965cm">
          <draw:text-box>
            <text:p><text:span text:style-name="T3">VerbNet</text:span></text:p>
          </draw:text-box>
        </draw:frame>
        <draw:custom-shape draw:style-name="gr26" draw:text-style-name="P1" draw:layer="layout" svg:width="8.377cm" svg:height="1.651cm" svg:x="10.263cm" svg:y="13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8" draw:layer="layout" svg:width="1.531cm" svg:height="0.577cm" svg:x="17.248cm" svg:y="11.349cm">
          <draw:text-box>
            <text:p><text:span text:style-name="T3">PropBank</text:span></text:p>
          </draw:text-box>
        </draw:frame>
        <draw:custom-shape draw:style-name="gr26" draw:text-style-name="P1" draw:layer="layout" svg:width="8.377cm" svg:height="1.651cm" svg:x="10.263cm" svg:y="11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23" draw:id="id23">
          <draw:custom-shape draw:style-name="gr31" draw:text-style-name="P1" draw:layer="layout" svg:width="3.475cm" svg:height="0.889cm" svg:x="14.87cm" svg:y="16.8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2" draw:text-style-name="P9" draw:layer="layout" svg:width="3.702cm" svg:height="0.657cm" svg:x="14.743cm" svg:y="17.002cm">
            <draw:text-box>
              <text:p text:style-name="P2"><text:span text:style-name="T1">eso:possession-owner_1</text:span></text:p>
            </draw:text-box>
          </draw:frame>
        </draw:g>
        <draw:custom-shape draw:style-name="gr33" draw:text-style-name="P1" xml:id="id22" draw:id="id22" draw:layer="layout" svg:width="2.178cm" svg:height="0.889cm" svg:x="12.041cm" svg:y="16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9" draw:layer="layout" svg:width="1.92cm" svg:height="0.657cm" svg:x="12.168cm" svg:y="17.002cm">
          <draw:text-box>
            <text:p text:style-name="P2"><text:span text:style-name="T1">eso:Selling</text:span></text:p>
          </draw:text-box>
        </draw:frame>
        <draw:g xml:id="id21" draw:id="id21">
          <draw:custom-shape draw:style-name="gr35" draw:text-style-name="P1" draw:layer="layout" svg:width="4.318cm" svg:height="0.889cm" svg:x="7.353cm" svg:y="16.8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6" draw:text-style-name="P9" draw:layer="layout" svg:width="4.477cm" svg:height="0.657cm" svg:x="7.353cm" svg:y="17.002cm">
            <draw:text-box>
              <text:p text:style-name="P2"><text:span text:style-name="T1">fbfe:Commerce_sell.has_seller</text:span></text:p>
            </draw:text-box>
          </draw:frame>
        </draw:g>
        <draw:g xml:id="id19" draw:id="id19">
          <draw:frame draw:style-name="gr37" draw:text-style-name="P9" draw:layer="layout" svg:width="4.731cm" svg:height="0.657cm" svg:x="2.722cm" svg:y="16.98cm">
            <draw:text-box>
              <text:p text:style-name="P2"><text:span text:style-name="T1">fbframe:Commerce_sell.sell.verb</text:span></text:p>
            </draw:text-box>
          </draw:frame>
          <draw:custom-shape draw:style-name="gr38" draw:text-style-name="P1" draw:layer="layout" svg:width="4.572cm" svg:height="0.889cm" svg:x="2.722cm" svg:y="16.8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" draw:text-style-name="P1" draw:layer="layout" draw:type="curve" svg:x1="6.831cm" svg:y1="13.756cm" svg:x2="6.842cm" svg:y2="14.354cm" draw:start-shape="id14" draw:start-glue-point="2" draw:end-shape="id3" draw:end-glue-point="0" svg:d="M6831 13756c0 448 11 150 11 598">
          <text:p/>
        </draw:connector>
        <draw:frame draw:style-name="gr21" draw:text-style-name="P5" draw:layer="layout" svg:width="2.775cm" svg:height="0.577cm" svg:x="4.448cm" svg:y="15.097cm">
          <draw:text-box>
            <text:p><text:span text:style-name="T2">pmo:evokingEntry</text:span></text:p>
          </draw:text-box>
        </draw:frame>
        <draw:custom-shape draw:style-name="gr39" draw:text-style-name="P4" xml:id="id17" draw:id="id17" draw:layer="layout" svg:width="4.064cm" svg:height="0.699cm" svg:x="5.056cm" svg:y="11.096cm">
          <text:p text:style-name="P3"><text:span text:style-name="T1">pm:co-n-seller-nb10-seller.01</text:span></text:p>
          <text:p text:style-name="P3"><text:span text:style-name="T2">pmo:Conceptual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svg:x1="7.088cm" svg:y1="11.096cm" svg:x2="7.063cm" svg:y2="10.506cm" draw:start-shape="id17" draw:start-glue-point="0" draw:end-shape="id6" draw:end-glue-point="2" svg:d="M7088 11096c0-436-25-142-25-590">
          <text:p/>
        </draw:connector>
        <draw:frame draw:style-name="gr21" draw:text-style-name="P5" draw:layer="layout" svg:width="2.775cm" svg:height="0.577cm" svg:x="6.888cm" svg:y="10.587cm">
          <draw:text-box>
            <text:p><text:span text:style-name="T2">pmo:evokingEntry</text:span></text:p>
          </draw:text-box>
        </draw:frame>
        <draw:custom-shape draw:style-name="gr40" draw:text-style-name="P4" xml:id="id18" draw:id="id18" draw:layer="layout" svg:width="2.633cm" svg:height="0.8cm" svg:x="2.778cm" svg:y="12.007cm">
          <text:p text:style-name="P3"><text:span text:style-name="T1">pm:mapping_1356</text:span></text:p>
          <text:p text:style-name="P3"><text:span text:style-name="T2">pmo:Mapp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svg:x1="4.094cm" svg:y1="12.007cm" svg:x2="5.056cm" svg:y2="11.445cm" draw:start-shape="id18" draw:start-glue-point="0" svg:d="M4094 12007c0-802 962-522 962-562">
          <text:p/>
        </draw:connector>
        <draw:connector draw:style-name="gr1" draw:text-style-name="P1" draw:layer="layout" draw:type="curve" svg:x1="4.094cm" svg:y1="12.807cm" svg:x2="4.802cm" svg:y2="13.406cm" draw:start-shape="id18" draw:start-glue-point="2" draw:end-shape="id14" draw:end-glue-point="3" svg:d="M4094 12807c0 400 236 599 708 599">
          <text:p/>
        </draw:connector>
        <draw:frame draw:style-name="gr23" draw:text-style-name="P5" draw:layer="layout" svg:width="2.661cm" svg:height="0.577cm" svg:x="2.832cm" svg:y="12.769cm">
          <draw:text-box>
            <text:p><text:span text:style-name="T2">pmo:item</text:span></text:p>
          </draw:text-box>
        </draw:frame>
        <draw:frame draw:style-name="gr23" draw:text-style-name="P5" draw:layer="layout" svg:width="2.661cm" svg:height="0.577cm" svg:x="2.838cm" svg:y="11.499cm">
          <draw:text-box>
            <text:p><text:span text:style-name="T2">pmo:item</text:span></text:p>
          </draw:text-box>
        </draw:frame>
        <draw:frame draw:style-name="gr21" draw:text-style-name="P7" draw:layer="layout" svg:width="2.775cm" svg:height="0.577cm" svg:x="2.473cm" svg:y="17.764cm">
          <draw:text-box>
            <text:p text:style-name="P6"><text:span text:style-name="T3">FrameBase Ontology </text:span></text:p>
          </draw:text-box>
        </draw:frame>
        <draw:custom-shape draw:style-name="gr41" draw:text-style-name="P1" draw:layer="layout" svg:width="9.026cm" svg:height="1.52cm" svg:x="2.662cm" svg:y="16.7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" draw:layer="layout" svg:width="6.723cm" svg:height="1.524cm" svg:x="11.922cm" svg:y="16.7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7" draw:layer="layout" svg:width="2.06cm" svg:height="0.577cm" svg:x="16.856cm" svg:y="17.764cm">
          <draw:text-box>
            <text:p text:style-name="P6"><text:span text:style-name="T3">ESO Ontology </text:span></text:p>
          </draw:text-box>
        </draw:frame>
        <draw:connector draw:style-name="gr1" draw:text-style-name="P1" draw:layer="layout" draw:type="curve" draw:line-skew="0.126cm" svg:x1="6.911cm" svg:y1="16.36cm" svg:x2="5.087cm" svg:y2="16.875cm" draw:end-shape="id19" draw:end-glue-point="0" svg:d="M6911 16360c0 199-1824-58-1824 515">
          <text:p/>
        </draw:connector>
        <draw:frame draw:style-name="gr21" draw:text-style-name="P5" draw:layer="layout" svg:width="2.775cm" svg:height="0.577cm" svg:x="2.816cm" svg:y="16.302cm">
          <draw:text-box>
            <text:p><text:span text:style-name="T2">pmo:ontologyMatch</text:span></text:p>
          </draw:text-box>
        </draw:frame>
        <draw:connector draw:style-name="gr1" draw:text-style-name="P1" draw:layer="layout" draw:type="curve" draw:line-skew="-0.375cm" svg:x1="15.089cm" svg:y1="16.213cm" svg:x2="9.591cm" svg:y2="17.764cm" draw:start-shape="id20" draw:start-glue-point="2" draw:end-shape="id21" draw:end-glue-point="2" svg:d="M15089 16213c0 2514-5498 1738-5498 1551">
          <text:p/>
        </draw:connector>
        <draw:frame draw:style-name="gr21" draw:text-style-name="P5" draw:layer="layout" svg:width="2.775cm" svg:height="0.577cm" svg:x="7.953cm" svg:y="17.815cm">
          <draw:text-box>
            <text:p><text:span text:style-name="T2">pmo:ontologyMatch</text:span></text:p>
          </draw:text-box>
        </draw:frame>
        <draw:connector draw:style-name="gr1" draw:text-style-name="P1" draw:layer="layout" draw:type="curve" draw:line-skew="-0.073cm" svg:x1="12.104cm" svg:y1="15.885cm" svg:x2="13.13cm" svg:y2="16.875cm" draw:start-shape="id5" draw:start-glue-point="2" draw:end-shape="id22" draw:end-glue-point="4" svg:d="M12104 15885c0 643 1026 149 1026 990">
          <text:p/>
        </draw:connector>
        <draw:frame draw:style-name="gr21" draw:text-style-name="P5" draw:layer="layout" svg:width="2.775cm" svg:height="0.577cm" svg:x="10.39cm" svg:y="16.302cm">
          <draw:text-box>
            <text:p><text:span text:style-name="T2">pmo:ontologyMatch</text:span></text:p>
          </draw:text-box>
        </draw:frame>
        <draw:connector draw:style-name="gr1" draw:text-style-name="P1" draw:layer="layout" draw:type="curve" draw:line-skew="-0.037cm" svg:x1="16.338cm" svg:y1="15.885cm" svg:x2="16.594cm" svg:y2="16.875cm" draw:start-shape="id11" draw:start-glue-point="2" draw:end-shape="id23" draw:end-glue-point="0" svg:d="M16338 15885c0 697 256 203 256 990">
          <text:p/>
        </draw:connector>
        <draw:frame draw:style-name="gr21" draw:text-style-name="P5" draw:layer="layout" svg:width="2.775cm" svg:height="0.577cm" svg:x="16.259cm" svg:y="15.859cm">
          <draw:text-box>
            <text:p><text:span text:style-name="T2">pmo:ontologyMatch</text:span></text:p>
          </draw:text-box>
        </draw:frame>
        <draw:custom-shape draw:style-name="gr12" draw:text-style-name="P4" draw:layer="layout" svg:width="0.7cm" svg:height="0.344cm" svg:x="5.918cm" svg:y="17.764cm">
          <text:p text:style-name="P3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7cm" svg:height="0.344cm" svg:x="14.327cm" svg:y="17.674cm">
          <text:p text:style-name="P3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draw:line-skew="-0.19cm" svg:x1="9.12cm" svg:y1="11.445cm" svg:x2="10.517cm" svg:y2="10.495cm" draw:start-shape="id17" draw:start-glue-point="1" draw:end-shape="id8" draw:end-glue-point="3" svg:d="M9120 11445c762 0 64-950 1397-950">
          <text:p/>
        </draw:connector>
        <draw:frame draw:style-name="gr20" draw:text-style-name="P5" draw:layer="layout" svg:width="3.101cm" svg:height="0.577cm" svg:x="9.501cm" svg:y="10.906cm">
          <draw:text-box>
            <text:p><text:span text:style-name="T2">pmo:evokedConcept</text:span></text:p>
          </draw:text-box>
        </draw:frame>
        <draw:connector draw:style-name="gr9" draw:text-style-name="P1" draw:layer="layout" svg:x1="13.692cm" svg:y1="10.524cm" svg:x2="14.243cm" svg:y2="10.525cm" svg:d="M13692 10524h276v1h275">
          <text:p/>
        </draw:connector>
        <draw:g>
          <draw:custom-shape draw:style-name="gr44" draw:text-style-name="P4" draw:layer="controls" svg:width="2.997cm" svg:height="1.07cm" svg:x="18.831cm" svg:y="16.821cm">
            <text:p text:style-name="P3"><text:span text:style-name="T1">pm:ex-xyz?char=0,9</text:span></text:p>
            <text:p text:style-name="P3"><text:span text:style-name="T2">pmo:Markable</text:span></text:p>
            <text:p text:style-name="P3"><text:span text:style-name="T2">“</text:span><text:span text:style-name="T4">Steve Jobs”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5" draw:text-style-name="P4" draw:layer="controls" svg:width="2.997cm" svg:height="1.016cm" svg:x="18.831cm" svg:y="12.249cm">
            <text:p text:style-name="P3"><text:span text:style-name="T1">pm:ex-xyz?char=11,15</text:span></text:p>
            <text:p text:style-name="P3"><text:span text:style-name="T2">pmo:Markable</text:span></text:p>
            <text:p text:style-name="P3"><text:span text:style-name="T2">“</text:span><text:span text:style-name="T2">sells”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6" draw:text-style-name="P4" draw:layer="controls" svg:width="3.124cm" svg:height="1.397cm" svg:x="18.831cm" svg:y="10.017cm">
            <text:p text:style-name="P3"><text:span text:style-name="T1">pm:ex-xyz</text:span></text:p>
            <text:p text:style-name="P3"><text:span text:style-name="T2">pmo:Example</text:span></text:p>
            <text:p text:style-name="P3"><text:span text:style-name="T2">“</text:span><text:span text:style-name="T4">Steve Jobs sells</text:span></text:p>
            <text:p text:style-name="P3"><text:span text:style-name="T4"><text:s text:c="2"/></text:span><text:span text:style-name="T4">Pixar to Disney.</text:span><text:span text:style-name="T2">”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4" draw:id="id24">
          <draw:custom-shape draw:style-name="gr44" draw:text-style-name="P4" draw:layer="controls" svg:width="2.997cm" svg:height="0.711cm" svg:x="18.831cm" svg:y="15.348cm">
            <text:p text:style-name="P3"><text:span text:style-name="T1">pm:ann-xyz-arg0</text:span></text:p>
            <text:p text:style-name="P3"><text:span text:style-name="T2">nif:Annot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6" draw:id="id26">
          <draw:custom-shape draw:style-name="gr45" draw:text-style-name="P4" draw:layer="controls" svg:width="2.997cm" svg:height="0.711cm" svg:x="18.831cm" svg:y="13.973cm">
            <text:p text:style-name="P3"><text:span text:style-name="T1">pm:ann-xyz-pred</text:span></text:p>
            <text:p text:style-name="P3"><text:span text:style-name="T2">nif:Annot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47" draw:text-style-name="P5" draw:layer="controls" svg:width="2.204cm" svg:height="0.577cm" svg:x="19.415cm" svg:y="13.25cm">
          <draw:text-box>
            <text:p><text:span text:style-name="T2">nif:annotation</text:span></text:p>
          </draw:text-box>
        </draw:frame>
        <draw:connector draw:style-name="gr1" draw:text-style-name="P1" draw:layer="controls" draw:type="curve" svg:x1="20.329cm" svg:y1="15.348cm" svg:x2="18.45cm" svg:y2="15.224cm" draw:start-shape="id24" draw:start-glue-point="0" draw:end-shape="id25" draw:end-glue-point="1" svg:d="M20329 15348c0-83-626-124-1879-124">
          <text:p/>
        </draw:connector>
        <draw:frame draw:style-name="gr48" draw:text-style-name="P5" draw:layer="controls" svg:width="3.302cm" svg:height="0.635cm" svg:x="19.415cm" svg:y="16.313cm">
          <draw:text-box>
            <text:p><text:span text:style-name="T2">nif:referenceContext</text:span></text:p>
          </draw:text-box>
        </draw:frame>
        <draw:connector draw:style-name="gr1" draw:text-style-name="P1" draw:layer="controls" draw:type="curve" svg:x1="18.831cm" svg:y1="14.328cm" svg:x2="13.704cm" svg:y2="15.224cm" draw:start-shape="id26" draw:start-glue-point="3" draw:end-shape="id27" draw:end-glue-point="0" svg:d="M18831 14328c-3418 0-5127 298-5127 896">
          <text:p/>
        </draw:connector>
        <draw:custom-shape draw:style-name="gr49" draw:text-style-name="P1" draw:layer="layout" svg:width="3.353cm" svg:height="8.509cm" draw:transform="skewX (-0.0029670597283898) rotate (-0.00296705972957703) translate (18.729cm 9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7" draw:layer="layout" svg:width="1.59cm" svg:height="0.577cm" svg:x="20.619cm" svg:y="17.764cm">
          <draw:text-box>
            <text:p text:style-name="P6"><text:span text:style-name="T3">Examples </text:span></text:p>
          </draw:text-box>
        </draw:frame>
        <draw:custom-shape draw:style-name="gr8" draw:text-style-name="P4" draw:layer="layout" svg:width="4.191cm" svg:height="0.711cm" svg:x="14.243cm" svg:y="10.144cm">
          <text:p text:style-name="P3"><text:span text:style-name="T1">pm:nb10-seller.01-arg0</text:span></text:p>
          <text:p text:style-name="P3"><text:span text:style-name="T2">pmo:Semantic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4.191cm" svg:height="0.711cm" svg:x="14.243cm" svg:y="10.144cm">
          <text:p text:style-name="P3"><text:span text:style-name="T1">pm:nb10-seller.01-arg0</text:span></text:p>
          <text:p text:style-name="P3"><text:span text:style-name="T2">pmo:Semantic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4.191cm" svg:height="0.711cm" svg:x="14.243cm" svg:y="10.144cm">
          <text:p text:style-name="P3"><text:span text:style-name="T1">pm:nb10-seller.01-arg0</text:span></text:p>
          <text:p text:style-name="P3"><text:span text:style-name="T2">pmo:Semantic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4.191cm" svg:height="0.711cm" svg:x="14.243cm" svg:y="10.144cm">
          <text:p text:style-name="P3"><text:span text:style-name="T1">pm:nb10-seller.01-arg0</text:span></text:p>
          <text:p text:style-name="P3"><text:span text:style-name="T2">pmo:Semantic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4.191cm" svg:height="0.711cm" svg:x="14.243cm" svg:y="10.144cm">
          <text:p text:style-name="P3"><text:span text:style-name="T1">pm:nb10-seller.01@arg0</text:span></text:p>
          <text:p text:style-name="P3"><text:span text:style-name="T2">pmo:Semantic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5" draw:layer="layout" svg:width="2.204cm" svg:height="0.577cm" svg:x="19.034cm" svg:y="15.932cm">
          <draw:text-box>
            <text:p><text:span text:style-name="T2">nif:annotation</text:span></text:p>
          </draw:text-box>
        </draw:frame>
        <draw:frame draw:style-name="gr51" draw:text-style-name="P5" draw:layer="layout" svg:width="2.794cm" svg:height="1.016cm" svg:x="18.78cm" svg:y="11.541cm">
          <draw:text-box>
            <text:p><text:span text:style-name="T2">nif:referenceContext</text:span></text:p>
          </draw:text-box>
        </draw:frame>
        <draw:rect draw:style-name="gr52" draw:text-style-name="P2" xml:id="id27" draw:id="id27" draw:layer="layout" svg:width="0.758cm" svg:height="0.508cm" draw:transform="skewX (0.0118682389135592) translate (13.325cm 15.224cm)">
          <text:p/>
        </draw:rect>
        <draw:rect draw:style-name="gr52" draw:text-style-name="P2" xml:id="id29" draw:id="id29" draw:layer="layout" svg:width="0.635cm" svg:height="0.508cm" svg:x="21.166cm" svg:y="11.16cm">
          <text:p/>
        </draw:rect>
        <draw:connector draw:style-name="gr1" draw:text-style-name="P1" draw:layer="layout" draw:type="curve" draw:line-skew="-0.353cm" svg:x1="21.701cm" svg:y1="16.821cm" svg:x2="21.801cm" svg:y2="11.414cm" draw:start-shape="id28" draw:start-glue-point="1" draw:end-shape="id29" draw:end-glue-point="1" svg:d="M21701 16821c370 0 320-5407 100-5407">
          <text:p/>
        </draw:connector>
        <draw:rect draw:style-name="gr52" draw:text-style-name="P2" xml:id="id28" draw:id="id28" draw:layer="layout" svg:width="0.635cm" svg:height="0.508cm" svg:x="21.066cm" svg:y="16.567cm">
          <text:p/>
        </draw:rect>
        <draw:frame draw:style-name="gr53" draw:text-style-name="P5" draw:layer="layout" svg:width="2.382cm" svg:height="0.577cm" svg:x="16.875cm" svg:y="14.208cm">
          <draw:text-box>
            <text:p><text:span text:style-name="T2">pmo:valueObj</text:span></text:p>
          </draw:text-box>
        </draw:frame>
        <draw:frame draw:style-name="gr53" draw:text-style-name="P5" draw:layer="layout" svg:width="2.382cm" svg:height="0.577cm" svg:x="19.065cm" svg:y="14.774cm">
          <draw:text-box>
            <text:p><text:span text:style-name="T2">pmo:valueObj</text:span></text:p>
          </draw:text-box>
        </draw:frame>
        <draw:connector draw:style-name="gr1" draw:text-style-name="P1" draw:layer="layout" draw:type="curve" svg:x1="19.159cm" svg:y1="16.938cm" svg:x2="19.161cm" svg:y2="16.059cm" svg:d="M19159 16938c0-658 2-219 2-879">
          <text:p/>
        </draw:connector>
        <draw:rect draw:style-name="gr52" draw:text-style-name="P2" xml:id="id25" draw:id="id25" draw:layer="layout" svg:width="0.505cm" svg:height="0.508cm" draw:transform="skewX (0.0118682389135592) translate (17.948cm 14.97cm)">
          <text:p/>
        </draw:rect>
      </draw:page>
      <draw:page draw:name="page2" draw:style-name="dp1" draw:master-page-name="Default">
        <draw:connector draw:style-name="gr9" draw:text-style-name="P1" draw:layer="layout" svg:x1="18.78cm" svg:y1="6.709cm" svg:x2="18.78cm" svg:y2="5.699cm" svg:d="M18780 6709v-1010">
          <text:p/>
        </draw:connector>
        <draw:connector draw:style-name="gr9" draw:text-style-name="P1" draw:layer="layout" svg:x1="18.78cm" svg:y1="3.921cm" svg:x2="18.78cm" svg:y2="2.911cm" svg:d="M18780 3921v-1010">
          <text:p/>
        </draw:connector>
        <draw:connector draw:style-name="gr1" draw:text-style-name="P1" draw:layer="layout" draw:type="curve" draw:line-skew="1.729cm" svg:x1="17.5cm" svg:y1="10.245cm" svg:x2="19.284cm" svg:y2="9.225cm" draw:start-shape="id30" draw:start-glue-point="3" svg:d="M17500 10245c1828 0 937-1020 1784-1020">
          <text:p/>
        </draw:connector>
        <draw:connector draw:style-name="gr1" draw:text-style-name="P1" draw:layer="layout" draw:type="curve" draw:line-skew="1.818cm" svg:x1="17.5cm" svg:y1="8.164cm" svg:x2="19.288cm" svg:y2="9.219cm" draw:start-shape="id31" draw:end-shape="id32" draw:end-glue-point="3" svg:d="M17500 8164c1962 0 1068 1055 1788 1055">
          <text:p/>
        </draw:connector>
        <draw:connector draw:style-name="gr1" draw:text-style-name="P10" draw:layer="layout" draw:type="curve" svg:x1="14.038cm" svg:y1="8.456cm" svg:x2="14.035cm" svg:y2="9.917cm" svg:d="M14038 8456c0 1096-3 366-3 1461">
          <text:p/>
        </draw:connector>
        <draw:connector draw:style-name="gr1" draw:text-style-name="P10" draw:layer="layout" draw:type="curve" svg:x1="21.513cm" svg:y1="12.973cm" svg:x2="21.513cm" svg:y2="11.987cm" svg:d="M21513 12973v-986">
          <text:p/>
        </draw:connector>
        <draw:connector draw:style-name="gr1" draw:text-style-name="P10" draw:layer="layout" draw:type="curve" svg:x1="14.047cm" svg:y1="12.786cm" svg:x2="14.047cm" svg:y2="11.987cm" svg:d="M14047 12786v-799">
          <text:p/>
        </draw:connector>
        <draw:connector draw:style-name="gr1" draw:text-style-name="P1" draw:layer="layout" draw:type="curve" svg:x1="24.145cm" svg:y1="4.344cm" svg:x2="24.137cm" svg:y2="5.738cm" svg:d="M24145 4344c0 1045-8 349-8 1394">
          <text:p/>
        </draw:connector>
        <draw:connector draw:style-name="gr1" draw:text-style-name="P1" draw:layer="controls" draw:type="curve" svg:x1="24.75cm" svg:y1="9.128cm" svg:x2="24.749cm" svg:y2="7.79cm" svg:d="M24750 9128c0-1003-1-335-1-1338">
          <text:p/>
        </draw:connector>
        <draw:line draw:style-name="gr2" draw:text-style-name="P2" xml:id="id50" draw:id="id50" draw:layer="layout" svg:x1="19.211cm" svg:y1="12.876cm" svg:x2="19.211cm" svg:y2="13.765cm">
          <text:p/>
        </draw:line>
        <draw:custom-shape draw:style-name="gr3" draw:text-style-name="P4" xml:id="id33" draw:id="id33" draw:layer="layout" svg:width="2.286cm" svg:height="0.754cm" svg:x="8.686cm" svg:y="10.144cm">
          <text:p text:style-name="P3"><text:span text:style-name="T1">pm:v-sell</text:span></text:p>
          <text:p text:style-name="P3"><text:span text:style-name="T2">ontolex:LexicalEnt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37" draw:id="id37" draw:layer="layout" svg:width="2.313cm" svg:height="0.689cm" svg:x="9.228cm" svg:y="4.375cm">
          <text:p text:style-name="P3"><text:span text:style-name="T1">pm:n-seller</text:span></text:p>
          <text:p text:style-name="P3"><text:span text:style-name="T2">ontolex:LexicalEntry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34" draw:id="id34" draw:layer="layout" svg:width="3.175cm" svg:height="0.688cm" svg:x="13.758cm" svg:y="7.82cm">
          <text:p text:style-name="P3"><text:span text:style-name="T1">pm:vn32-give-13.1-1</text:span></text:p>
          <text:p text:style-name="P3"><text:span text:style-name="T2">pmo:SemanticCl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xml:id="id35" draw:id="id35" draw:layer="layout" svg:width="3.175cm" svg:height="0.687cm" svg:x="13.766cm" svg:y="12.697cm">
          <text:p text:style-name="P3"><text:span text:style-name="T1">pm:fn16-commerce_sell</text:span></text:p>
          <text:p text:style-name="P3"><text:span text:style-name="T2">pmo:SemanticCl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draw:line-skew="0.383cm" svg:x1="10.972cm" svg:y1="10.521cm" svg:x2="13.758cm" svg:y2="8.164cm" draw:start-shape="id33" draw:end-shape="id34" draw:end-glue-point="3" svg:d="M10972 10521c2664 0 1271-2357 2786-2357">
          <text:p/>
        </draw:connector>
        <draw:connector draw:style-name="gr1" draw:text-style-name="P1" draw:layer="layout" draw:type="curve" draw:line-skew="0.199cm" svg:x1="10.972cm" svg:y1="10.521cm" svg:x2="13.766cm" svg:y2="13.04cm" draw:start-shape="id33" draw:start-glue-point="1" draw:end-shape="id35" draw:end-glue-point="3" svg:d="M10972 10521c2394 0 997 2519 2794 2519">
          <text:p/>
        </draw:connector>
        <draw:connector draw:style-name="gr1" draw:text-style-name="P1" draw:layer="layout" draw:type="curve" draw:line-skew="0.258cm" svg:x1="10.972cm" svg:y1="10.521cm" svg:x2="13.758cm" svg:y2="6.585cm" draw:start-shape="id33" draw:start-glue-point="1" draw:end-shape="id36" draw:end-glue-point="3" svg:d="M10972 10521c2476 0 1084-3936 2786-3936">
          <text:p/>
        </draw:connector>
        <draw:connector draw:style-name="gr1" draw:text-style-name="P1" draw:layer="layout" draw:type="curve" draw:line-skew="-0.237cm" svg:x1="11.541cm" svg:y1="4.719cm" svg:x2="14.496cm" svg:y2="3.055cm" draw:start-shape="id37" draw:start-glue-point="1" draw:end-shape="id38" draw:end-glue-point="3" svg:d="M11541 4719c1867 0 390-1664 2955-1664">
          <text:p/>
        </draw:connector>
        <draw:connector draw:style-name="gr1" draw:text-style-name="P1" draw:layer="layout" draw:type="curve" svg:x1="11.541cm" svg:y1="4.719cm" svg:x2="13.792cm" svg:y2="3.832cm" draw:start-shape="id37" draw:start-glue-point="1" draw:end-shape="id39" draw:end-glue-point="3" svg:d="M11541 4719c1687 0 562-887 2251-887">
          <text:p/>
        </draw:connector>
        <draw:connector draw:style-name="gr1" draw:text-style-name="P1" draw:layer="layout" draw:type="curve" draw:line-skew="0.28cm" svg:x1="10.972cm" svg:y1="10.521cm" svg:x2="13.881cm" svg:y2="7.068cm" draw:start-shape="id33" draw:start-glue-point="1" draw:end-shape="id40" draw:end-glue-point="3" svg:d="M10972 10521c2608 0 1154-3453 2909-3453">
          <text:p/>
        </draw:connector>
        <draw:custom-shape draw:style-name="gr6" draw:text-style-name="P4" xml:id="id31" draw:id="id31" draw:layer="layout" svg:width="4.191cm" svg:height="0.688cm" svg:x="17.5cm" svg:y="7.82cm">
          <text:p text:style-name="P3"><text:span text:style-name="T1">pm:vn32-give-13.1-1@agent</text:span></text:p>
          <text:p text:style-name="P3"><text:span text:style-name="T2">pmo:Semantic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svg:x1="16.933cm" svg:y1="8.164cm" svg:x2="17.5cm" svg:y2="8.164cm" draw:start-shape="id34" draw:start-glue-point="1" draw:end-shape="id31" draw:end-glue-point="3" svg:d="M16933 8164h567">
          <text:p/>
        </draw:connector>
        <draw:custom-shape draw:style-name="gr14" draw:text-style-name="P4" xml:id="id41" draw:id="id41" draw:layer="layout" svg:width="4.191cm" svg:height="0.689cm" svg:x="17.492cm" svg:y="12.695cm">
          <text:p text:style-name="P3"><text:span text:style-name="T1">pm:fn16-commerce_sell@seller</text:span></text:p>
          <text:p text:style-name="P3"><text:span text:style-name="T2">pmo:Semantic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svg:x1="16.941cm" svg:y1="13.04cm" svg:x2="17.492cm" svg:y2="13.039cm" draw:start-shape="id35" draw:start-glue-point="1" draw:end-shape="id41" draw:end-glue-point="3" svg:d="M16941 13040c412 0 137-1 551-1">
          <text:p/>
        </draw:connector>
        <draw:custom-shape draw:style-name="gr12" draw:text-style-name="P4" xml:id="id42" draw:id="id42" draw:layer="layout" svg:width="0.7cm" svg:height="0.344cm" svg:x="13.766cm" svg:y="7.404cm">
          <text:p text:style-name="P3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xml:id="id43" draw:id="id43" draw:layer="layout" svg:width="0.381cm" svg:height="0.344cm" svg:x="13.639cm" svg:y="10.754cm">
          <text:p text:style-name="P3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draw:line-skew="0.374cm" svg:x1="10.972cm" svg:y1="10.521cm" svg:x2="13.766cm" svg:y2="7.576cm" draw:start-shape="id33" draw:start-glue-point="1" draw:end-shape="id42" draw:end-glue-point="3" svg:d="M10972 10521c2664 0 1267-2945 2794-2945">
          <text:p/>
        </draw:connector>
        <draw:connector draw:style-name="gr1" draw:text-style-name="P1" draw:layer="layout" draw:type="curve" draw:line-skew="0.28cm" svg:x1="10.972cm" svg:y1="10.521cm" svg:x2="13.639cm" svg:y2="10.926cm" draw:start-shape="id33" draw:start-glue-point="1" draw:end-shape="id43" draw:end-glue-point="3" svg:d="M10972 10521c2427 0 1094 405 2667 405">
          <text:p/>
        </draw:connector>
        <draw:frame draw:style-name="gr15" draw:text-style-name="P5" draw:layer="layout" svg:width="2.25cm" svg:height="0.577cm" svg:x="16.206cm" svg:y="13.257cm">
          <draw:text-box>
            <text:p><text:span text:style-name="T2">pmo:semRole</text:span></text:p>
          </draw:text-box>
        </draw:frame>
        <draw:frame draw:style-name="gr15" draw:text-style-name="P5" draw:layer="layout" svg:width="2.25cm" svg:height="0.577cm" svg:x="16.306cm" svg:y="7.335cm">
          <draw:text-box>
            <text:p><text:span text:style-name="T2">pmo:semRole</text:span></text:p>
          </draw:text-box>
        </draw:frame>
        <draw:frame draw:style-name="gr54" draw:text-style-name="P5" draw:layer="layout" svg:width="2.399cm" svg:height="0.693cm" svg:x="10.906cm" svg:y="3.609cm">
          <draw:text-box>
            <text:p><text:span text:style-name="T2">ontolex:evokes</text:span></text:p>
          </draw:text-box>
        </draw:frame>
        <draw:frame draw:style-name="gr17" draw:text-style-name="P5" draw:layer="layout" svg:width="2.741cm" svg:height="0.577cm" svg:x="10.337cm" svg:y="9.601cm">
          <draw:text-box>
            <text:p><text:span text:style-name="T2">ontolex:evokes</text:span></text:p>
          </draw:text-box>
        </draw:frame>
        <draw:custom-shape draw:style-name="gr18" draw:text-style-name="P4" xml:id="id44" draw:id="id44" draw:layer="layout" svg:width="4.059cm" svg:height="0.699cm" svg:x="8.043cm" svg:y="8.231cm">
          <text:p text:style-name="P3"><text:span text:style-name="T1">pm:co-v-sell-pb215-sell.01</text:span></text:p>
          <text:p text:style-name="P3"><text:span text:style-name="T2">pmo:Conceptual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4" xml:id="id45" draw:id="id45" draw:layer="layout" svg:width="4.381cm" svg:height="0.755cm" svg:x="7.162cm" svg:y="13.01cm">
          <text:p text:style-name="P3"><text:span text:style-name="T1">pm:co-v-sell-fn16-commerce_sell</text:span></text:p>
          <text:p text:style-name="P3"><text:span text:style-name="T2">pmo:Conceptual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draw:line-skew="-0.124cm" svg:x1="12.102cm" svg:y1="8.58cm" svg:x2="13.758cm" svg:y2="6.585cm" draw:start-shape="id44" draw:end-shape="id36" draw:end-glue-point="3" svg:d="M12102 8580c1054 0 227-1995 1656-1995">
          <text:p/>
        </draw:connector>
        <draw:connector draw:style-name="gr1" draw:text-style-name="P1" draw:layer="layout" draw:type="curve" svg:x1="11.543cm" svg:y1="13.387cm" svg:x2="13.766cm" svg:y2="13.04cm" draw:start-shape="id45" draw:end-shape="id35" draw:end-glue-point="3" svg:d="M11543 13387c1666 0 555-347 2223-347">
          <text:p/>
        </draw:connector>
        <draw:connector draw:style-name="gr1" draw:text-style-name="P1" draw:layer="layout" draw:type="curve" svg:x1="10.845cm" svg:y1="13.003cm" svg:x2="10.846cm" svg:y2="10.873cm" svg:d="M10845 13003c0-1597 1-533 1-2130">
          <text:p/>
        </draw:connector>
        <draw:frame draw:style-name="gr20" draw:text-style-name="P5" draw:layer="layout" svg:width="3.101cm" svg:height="0.577cm" svg:x="10.356cm" svg:y="7.385cm">
          <draw:text-box>
            <text:p><text:span text:style-name="T2">pmo:evokedConcept</text:span></text:p>
          </draw:text-box>
        </draw:frame>
        <draw:frame draw:style-name="gr20" draw:text-style-name="P5" draw:layer="layout" svg:width="3.101cm" svg:height="0.577cm" svg:x="11.427cm" svg:y="13.257cm">
          <draw:text-box>
            <text:p><text:span text:style-name="T2">pmo:evokedConcept</text:span></text:p>
          </draw:text-box>
        </draw:frame>
        <draw:frame draw:style-name="gr21" draw:text-style-name="P5" draw:layer="layout" svg:width="2.775cm" svg:height="0.577cm" svg:x="9.948cm" svg:y="8.855cm">
          <draw:text-box>
            <text:p><text:span text:style-name="T2">pmo:evokingEntry</text:span></text:p>
          </draw:text-box>
        </draw:frame>
        <draw:custom-shape draw:style-name="gr22" draw:text-style-name="P4" xml:id="id46" draw:id="id46" draw:layer="layout" svg:width="2.698cm" svg:height="0.8cm" svg:x="5.572cm" svg:y="9.393cm">
          <text:p text:style-name="P3"><text:span text:style-name="T1">pm:mapping_2761</text:span></text:p>
          <text:p text:style-name="P3"><text:span text:style-name="T2">pmo:Mapp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svg:x1="6.921cm" svg:y1="9.393cm" svg:x2="8.043cm" svg:y2="8.58cm" draw:start-shape="id46" draw:start-glue-point="0" draw:end-shape="id44" draw:end-glue-point="3" svg:d="M6921 9393c0-542 374-813 1122-813">
          <text:p/>
        </draw:connector>
        <draw:connector draw:style-name="gr1" draw:text-style-name="P1" draw:layer="layout" draw:type="curve" draw:line-skew="-1.285cm" svg:x1="6.921cm" svg:y1="10.193cm" svg:x2="7.162cm" svg:y2="13.387cm" draw:start-shape="id46" draw:start-glue-point="2" draw:end-shape="id45" draw:end-glue-point="3" svg:d="M6921 10193c0 184-135 153-266 906s-258 2288 507 2288">
          <text:p/>
        </draw:connector>
        <draw:frame draw:style-name="gr23" draw:text-style-name="P5" draw:layer="layout" svg:width="2.661cm" svg:height="0.577cm" svg:x="5.472cm" svg:y="8.885cm">
          <draw:text-box>
            <text:p><text:span text:style-name="T2">pmo:item</text:span></text:p>
          </draw:text-box>
        </draw:frame>
        <draw:frame draw:style-name="gr24" draw:text-style-name="P5" draw:layer="layout" svg:width="1.463cm" svg:height="0.635cm" svg:x="5.445cm" svg:y="10.209cm">
          <draw:text-box>
            <text:p><text:span text:style-name="T2">pmo:item</text:span></text:p>
          </draw:text-box>
        </draw:frame>
        <draw:frame draw:style-name="gr27" draw:text-style-name="P7" draw:layer="layout" svg:width="1.543cm" svg:height="0.577cm" svg:x="20.497cm" svg:y="10.775cm">
          <draw:text-box>
            <text:p text:style-name="P6"><text:span text:style-name="T3">FrameNet</text:span></text:p>
          </draw:text-box>
        </draw:frame>
        <draw:custom-shape draw:style-name="gr28" draw:text-style-name="P1" draw:layer="layout" svg:width="8.377cm" svg:height="2.921cm" svg:x="13.504cm" svg:y="10.8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8" draw:layer="layout" svg:width="1.349cm" svg:height="0.577cm" svg:x="20.672cm" svg:y="7.435cm">
          <draw:text-box>
            <text:p><text:span text:style-name="T3">VerbNet</text:span></text:p>
          </draw:text-box>
        </draw:frame>
        <draw:custom-shape draw:style-name="gr26" draw:text-style-name="P1" draw:layer="layout" svg:width="8.377cm" svg:height="3.302cm" svg:x="13.504cm" svg:y="7.4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53" draw:id="id53">
          <draw:custom-shape draw:style-name="gr31" draw:text-style-name="P1" draw:layer="layout" svg:width="3.475cm" svg:height="0.889cm" svg:x="19.735cm" svg:y="14.4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2" draw:text-style-name="P9" draw:layer="layout" svg:width="3.702cm" svg:height="0.657cm" svg:x="19.608cm" svg:y="14.534cm">
            <draw:text-box>
              <text:p text:style-name="P2"><text:span text:style-name="T1">eso:possession-owner_1</text:span></text:p>
            </draw:text-box>
          </draw:frame>
        </draw:g>
        <draw:custom-shape draw:style-name="gr33" draw:text-style-name="P1" xml:id="id52" draw:id="id52" draw:layer="layout" svg:width="2.178cm" svg:height="0.889cm" svg:x="16.106cm" svg:y="14.4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9" draw:layer="layout" svg:width="1.92cm" svg:height="0.657cm" svg:x="16.233cm" svg:y="14.534cm">
          <draw:text-box>
            <text:p text:style-name="P2"><text:span text:style-name="T1">eso:Selling</text:span></text:p>
          </draw:text-box>
        </draw:frame>
        <draw:g xml:id="id51" draw:id="id51">
          <draw:custom-shape draw:style-name="gr35" draw:text-style-name="P1" draw:layer="layout" svg:width="4.318cm" svg:height="0.889cm" svg:x="11.118cm" svg:y="14.4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6" draw:text-style-name="P9" draw:layer="layout" svg:width="4.477cm" svg:height="0.657cm" svg:x="11.118cm" svg:y="14.534cm">
            <draw:text-box>
              <text:p text:style-name="P2"><text:span text:style-name="T1">fbfe:Commerce_sell.has_seller</text:span></text:p>
            </draw:text-box>
          </draw:frame>
        </draw:g>
        <draw:g xml:id="id49" draw:id="id49">
          <draw:frame draw:style-name="gr37" draw:text-style-name="P9" draw:layer="layout" svg:width="4.731cm" svg:height="0.657cm" svg:x="5.887cm" svg:y="14.512cm">
            <draw:text-box>
              <text:p text:style-name="P2"><text:span text:style-name="T1">fbframe:Commerce_sell.sell.verb</text:span></text:p>
            </draw:text-box>
          </draw:frame>
          <draw:custom-shape draw:style-name="gr38" draw:text-style-name="P1" draw:layer="layout" svg:width="4.572cm" svg:height="0.889cm" svg:x="5.887cm" svg:y="14.4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" draw:text-style-name="P1" draw:layer="layout" draw:type="curve" svg:x1="10.072cm" svg:y1="8.93cm" svg:x2="9.829cm" svg:y2="10.144cm" draw:start-shape="id44" draw:start-glue-point="2" draw:end-shape="id33" draw:end-glue-point="0" svg:d="M10072 8930c0 912-243 305-243 1214">
          <text:p/>
        </draw:connector>
        <draw:frame draw:style-name="gr55" draw:text-style-name="P5" draw:layer="layout" svg:width="2.775cm" svg:height="0.693cm" svg:x="8.686cm" svg:y="12.495cm">
          <draw:text-box>
            <text:p><text:span text:style-name="T2">pmo:evokingEntry</text:span></text:p>
          </draw:text-box>
        </draw:frame>
        <draw:custom-shape draw:style-name="gr39" draw:text-style-name="P4" xml:id="id47" draw:id="id47" draw:layer="layout" svg:width="4.064cm" svg:height="0.699cm" svg:x="8.297cm" svg:y="6.17cm">
          <text:p text:style-name="P3"><text:span text:style-name="T1">pm:co-n-seller-nb10-seller.01</text:span></text:p>
          <text:p text:style-name="P3"><text:span text:style-name="T2">pmo:Conceptual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svg:x1="10.329cm" svg:y1="6.17cm" svg:x2="10.384cm" svg:y2="5.064cm" draw:start-shape="id47" draw:start-glue-point="0" draw:end-shape="id37" draw:end-glue-point="2" svg:d="M10329 6170c0-823 55-271 55-1106">
          <text:p/>
        </draw:connector>
        <draw:frame draw:style-name="gr21" draw:text-style-name="P5" draw:layer="layout" svg:width="2.775cm" svg:height="0.577cm" svg:x="10.229cm" svg:y="5.561cm">
          <draw:text-box>
            <text:p><text:span text:style-name="T2">pmo:evokingEntry</text:span></text:p>
          </draw:text-box>
        </draw:frame>
        <draw:custom-shape draw:style-name="gr40" draw:text-style-name="P4" xml:id="id48" draw:id="id48" draw:layer="layout" svg:width="2.633cm" svg:height="0.8cm" svg:x="5.53cm" svg:y="7.154cm">
          <text:p text:style-name="P3"><text:span text:style-name="T1">pm:mapping_1356</text:span></text:p>
          <text:p text:style-name="P3"><text:span text:style-name="T2">pmo:Mapp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svg:x1="6.846cm" svg:y1="7.154cm" svg:x2="8.297cm" svg:y2="6.519cm" draw:start-shape="id48" draw:start-glue-point="0" draw:end-shape="id47" svg:d="M6846 7154c0-424 483-635 1451-635">
          <text:p/>
        </draw:connector>
        <draw:connector draw:style-name="gr1" draw:text-style-name="P1" draw:layer="layout" draw:type="curve" svg:x1="6.846cm" svg:y1="7.954cm" svg:x2="8.043cm" svg:y2="8.58cm" draw:start-shape="id48" draw:start-glue-point="2" draw:end-shape="id44" svg:d="M6846 7954c0 418 399 626 1197 626">
          <text:p/>
        </draw:connector>
        <draw:frame draw:style-name="gr23" draw:text-style-name="P5" draw:layer="layout" svg:width="2.661cm" svg:height="0.577cm" svg:x="5.584cm" svg:y="7.916cm">
          <draw:text-box>
            <text:p><text:span text:style-name="T2">pmo:item</text:span></text:p>
          </draw:text-box>
        </draw:frame>
        <draw:frame draw:style-name="gr23" draw:text-style-name="P5" draw:layer="layout" svg:width="2.661cm" svg:height="0.577cm" svg:x="5.59cm" svg:y="6.646cm">
          <draw:text-box>
            <text:p><text:span text:style-name="T2">pmo:item</text:span></text:p>
          </draw:text-box>
        </draw:frame>
        <draw:frame draw:style-name="gr21" draw:text-style-name="P7" draw:layer="layout" svg:width="2.775cm" svg:height="0.577cm" svg:x="5.638cm" svg:y="15.296cm">
          <draw:text-box>
            <text:p text:style-name="P6"><text:span text:style-name="T3">FrameBase Ontology </text:span></text:p>
          </draw:text-box>
        </draw:frame>
        <draw:custom-shape draw:style-name="gr41" draw:text-style-name="P1" draw:layer="layout" svg:width="9.778cm" svg:height="1.52cm" svg:x="5.827cm" svg:y="14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" draw:layer="layout" svg:width="8.392cm" svg:height="1.524cm" svg:x="15.987cm" svg:y="14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7" draw:layer="layout" svg:width="2.06cm" svg:height="0.577cm" svg:x="22.521cm" svg:y="15.296cm">
          <draw:text-box>
            <text:p text:style-name="P6"><text:span text:style-name="T3">ESO Ontology </text:span></text:p>
          </draw:text-box>
        </draw:frame>
        <draw:connector draw:style-name="gr1" draw:text-style-name="P1" draw:layer="layout" draw:type="curve" svg:x1="9.352cm" svg:y1="13.765cm" svg:x2="8.252cm" svg:y2="14.407cm" draw:start-shape="id45" draw:start-glue-point="2" draw:end-shape="id49" draw:end-glue-point="0" svg:d="M9352 13765c0 486-1100 165-1100 642">
          <text:p/>
        </draw:connector>
        <draw:frame draw:style-name="gr21" draw:text-style-name="P5" draw:layer="layout" svg:width="2.775cm" svg:height="0.577cm" svg:x="6.292cm" svg:y="13.696cm">
          <draw:text-box>
            <text:p><text:span text:style-name="T2">pmo:ontologyMatch</text:span></text:p>
          </draw:text-box>
        </draw:frame>
        <draw:connector draw:style-name="gr1" draw:text-style-name="P1" draw:layer="layout" draw:type="curve" draw:line-skew="-0.375cm" svg:x1="19.211cm" svg:y1="13.765cm" svg:x2="13.356cm" svg:y2="15.296cm" draw:start-shape="id50" draw:start-glue-point="2" draw:end-shape="id51" draw:end-glue-point="2" svg:d="M19211 13765c0 2484-5855 1718-5855 1531">
          <text:p/>
        </draw:connector>
        <draw:frame draw:style-name="gr21" draw:text-style-name="P5" draw:layer="layout" svg:width="2.775cm" svg:height="0.577cm" svg:x="11.618cm" svg:y="15.347cm">
          <draw:text-box>
            <text:p><text:span text:style-name="T2">pmo:ontologyMatch</text:span></text:p>
          </draw:text-box>
        </draw:frame>
        <draw:connector draw:style-name="gr1" draw:text-style-name="P1" draw:layer="layout" draw:type="curve" draw:line-skew="-0.073cm" svg:x1="15.353cm" svg:y1="13.384cm" svg:x2="17.195cm" svg:y2="14.407cm" draw:start-shape="id35" draw:start-glue-point="2" draw:end-shape="id52" draw:end-glue-point="4" svg:d="M15353 13384c0 669 1842 158 1842 1023">
          <text:p/>
        </draw:connector>
        <draw:frame draw:style-name="gr21" draw:text-style-name="P5" draw:layer="layout" svg:width="2.775cm" svg:height="0.577cm" svg:x="14.555cm" svg:y="13.834cm">
          <draw:text-box>
            <text:p><text:span text:style-name="T2">pmo:ontologyMatch</text:span></text:p>
          </draw:text-box>
        </draw:frame>
        <draw:connector draw:style-name="gr1" draw:text-style-name="P1" draw:layer="layout" draw:type="curve" draw:line-skew="-0.037cm" svg:x1="19.587cm" svg:y1="13.384cm" svg:x2="21.459cm" svg:y2="14.407cm" draw:start-shape="id41" draw:start-glue-point="2" draw:end-shape="id53" draw:end-glue-point="0" svg:d="M19587 13384c0 721 1872 210 1872 1023">
          <text:p/>
        </draw:connector>
        <draw:frame draw:style-name="gr21" draw:text-style-name="P5" draw:layer="layout" svg:width="2.775cm" svg:height="0.577cm" svg:x="21.327cm" svg:y="13.823cm">
          <draw:text-box>
            <text:p><text:span text:style-name="T2">pmo:ontologyMatch</text:span></text:p>
          </draw:text-box>
        </draw:frame>
        <draw:custom-shape draw:style-name="gr12" draw:text-style-name="P4" draw:layer="layout" svg:width="0.7cm" svg:height="0.344cm" svg:x="9.083cm" svg:y="15.296cm">
          <text:p text:style-name="P3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7cm" svg:height="0.344cm" svg:x="18.392cm" svg:y="15.206cm">
          <text:p text:style-name="P3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draw:line-skew="-0.19cm" svg:x1="12.361cm" svg:y1="6.519cm" svg:x2="13.792cm" svg:y2="3.832cm" draw:start-shape="id47" draw:start-glue-point="1" draw:end-shape="id39" draw:end-glue-point="3" svg:d="M12361 6519c787 0 72-2687 1431-2687">
          <text:p/>
        </draw:connector>
        <draw:frame draw:style-name="gr20" draw:text-style-name="P5" draw:layer="layout" svg:width="3.101cm" svg:height="0.577cm" svg:x="12.811cm" svg:y="4.175cm">
          <draw:text-box>
            <text:p><text:span text:style-name="T2">pmo:evokedConcept</text:span></text:p>
          </draw:text-box>
        </draw:frame>
        <draw:g>
          <draw:custom-shape draw:style-name="gr44" draw:text-style-name="P4" draw:layer="controls" svg:width="2.997cm" svg:height="1.07cm" svg:x="22.164cm" svg:y="3.528cm">
            <text:p text:style-name="P3"><text:span text:style-name="T1">pm:ex-xyz?char=0,9</text:span></text:p>
            <text:p text:style-name="P3"><text:span text:style-name="T2">pmo:Markable</text:span></text:p>
            <text:p text:style-name="P3"><text:span text:style-name="T2">“</text:span><text:span text:style-name="T4">Steve Jobs”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59" draw:id="id59">
          <draw:custom-shape draw:style-name="gr45" draw:text-style-name="P4" draw:layer="controls" svg:width="2.997cm" svg:height="1.104cm" svg:x="22.164cm" svg:y="8.747cm">
            <text:p text:style-name="P3"><text:span text:style-name="T1">pm:ex-xyz?char=11,15</text:span></text:p>
            <text:p text:style-name="P3"><text:span text:style-name="T2">pmo:Markable</text:span></text:p>
            <text:p text:style-name="P3"><text:span text:style-name="T2">“</text:span><text:span text:style-name="T2">sells”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60" draw:id="id60">
          <draw:custom-shape draw:style-name="gr46" draw:text-style-name="P4" draw:layer="controls" svg:width="3.124cm" svg:height="1.397cm" svg:x="22.164cm" svg:y="10.994cm">
            <text:p text:style-name="P3"><text:span text:style-name="T1">pm:ex-xyz</text:span></text:p>
            <text:p text:style-name="P3"><text:span text:style-name="T2">pmo:Example</text:span></text:p>
            <text:p text:style-name="P3"><text:span text:style-name="T2">“</text:span><text:span text:style-name="T4">Steve Jobs sells</text:span></text:p>
            <text:p text:style-name="P3"><text:span text:style-name="T4"><text:s text:c="2"/></text:span><text:span text:style-name="T4">Pixar to Disney.</text:span><text:span text:style-name="T2">”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54" draw:id="id54">
          <draw:custom-shape draw:style-name="gr44" draw:text-style-name="P4" draw:layer="controls" svg:width="2.997cm" svg:height="0.711cm" svg:x="22.164cm" svg:y="5.765cm">
            <text:p text:style-name="P3"><text:span text:style-name="T1">pm:ann-xyz-arg0</text:span></text:p>
            <text:p text:style-name="P3"><text:span text:style-name="T2">nif:Annot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55" draw:id="id55">
          <draw:custom-shape draw:style-name="gr45" draw:text-style-name="P4" draw:layer="controls" svg:width="2.997cm" svg:height="0.711cm" svg:x="22.164cm" svg:y="7.035cm">
            <text:p text:style-name="P3"><text:span text:style-name="T1">pm:ann-xyz-pred</text:span></text:p>
            <text:p text:style-name="P3"><text:span text:style-name="T2">nif:Annot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47" draw:text-style-name="P5" draw:layer="controls" svg:width="2.204cm" svg:height="0.577cm" svg:x="22.367cm" svg:y="4.529cm">
          <draw:text-box>
            <text:p><text:span text:style-name="T2">nif:annotation</text:span></text:p>
          </draw:text-box>
        </draw:frame>
        <draw:connector draw:style-name="gr1" draw:text-style-name="P1" draw:layer="controls" draw:type="curve" svg:x1="23.662cm" svg:y1="5.765cm" svg:x2="21.529cm" svg:y2="6.229cm" draw:start-shape="id54" draw:start-glue-point="0" svg:d="M23662 5765c0-765-2133-997-2133 464">
          <text:p/>
        </draw:connector>
        <draw:frame draw:style-name="gr56" draw:text-style-name="P5" draw:layer="controls" svg:width="3.302cm" svg:height="0.573cm" svg:x="21.828cm" svg:y="9.825cm">
          <draw:text-box>
            <text:p><text:span text:style-name="T2">nif:referenceContext</text:span></text:p>
          </draw:text-box>
        </draw:frame>
        <draw:connector draw:style-name="gr1" draw:text-style-name="P1" draw:layer="controls" draw:type="curve" svg:x1="22.164cm" svg:y1="7.39cm" svg:x2="16.872cm" svg:y2="6.869cm" draw:start-shape="id55" draw:start-glue-point="3" draw:end-shape="id56" draw:end-glue-point="2" svg:d="M22164 7390c-3528 0-5292-173-5292-521">
          <text:p/>
        </draw:connector>
        <draw:custom-shape draw:style-name="gr49" draw:text-style-name="P1" draw:layer="layout" svg:width="3.429cm" svg:height="11.699cm" draw:transform="skewX (-0.0029670597283898) rotate (-0.00296705972957703) translate (21.986cm 2.0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7" draw:layer="layout" svg:width="1.59cm" svg:height="0.577cm" svg:x="24.048cm" svg:y="13.319cm">
          <draw:text-box>
            <text:p text:style-name="P6"><text:span text:style-name="T3">Examples </text:span></text:p>
          </draw:text-box>
        </draw:frame>
        <draw:frame draw:style-name="gr57" draw:text-style-name="P5" draw:layer="layout" svg:width="2.204cm" svg:height="0.573cm" svg:x="23.053cm" svg:y="8.301cm">
          <draw:text-box>
            <text:p><text:span text:style-name="T2">nif:annotation</text:span></text:p>
          </draw:text-box>
        </draw:frame>
        <draw:frame draw:style-name="gr51" draw:text-style-name="P5" draw:layer="layout" svg:width="2.794cm" svg:height="1.016cm" svg:x="22.875cm" svg:y="10.359cm">
          <draw:text-box>
            <text:p><text:span text:style-name="T2">nif:referenceContext</text:span></text:p>
          </draw:text-box>
        </draw:frame>
        <draw:rect draw:style-name="gr52" draw:text-style-name="P2" xml:id="id58" draw:id="id58" draw:layer="layout" svg:width="0.635cm" svg:height="0.508cm" svg:x="24.653cm" svg:y="10.994cm">
          <text:p/>
        </draw:rect>
        <draw:connector draw:style-name="gr1" draw:text-style-name="P1" draw:layer="layout" draw:type="curve" draw:line-skew="-0.415cm" svg:x1="25.161cm" svg:y1="4.344cm" svg:x2="25.288cm" svg:y2="11.248cm" draw:start-shape="id57" draw:start-glue-point="1" draw:end-shape="id58" draw:end-glue-point="1" svg:d="M25161 4344c318 0 254 6904 127 6904">
          <text:p/>
        </draw:connector>
        <draw:rect draw:style-name="gr52" draw:text-style-name="P2" xml:id="id57" draw:id="id57" draw:layer="layout" svg:width="0.635cm" svg:height="0.508cm" svg:x="24.526cm" svg:y="4.09cm">
          <text:p/>
        </draw:rect>
        <draw:frame draw:style-name="gr53" draw:text-style-name="P5" draw:layer="layout" svg:width="2.382cm" svg:height="0.577cm" svg:x="20.431cm" svg:y="6.927cm">
          <draw:text-box>
            <text:p><text:span text:style-name="T2">pmo:valueObj</text:span></text:p>
          </draw:text-box>
        </draw:frame>
        <draw:frame draw:style-name="gr58" draw:text-style-name="P5" draw:layer="layout" svg:width="2.382cm" svg:height="0.573cm" svg:x="21.828cm" svg:y="5.253cm">
          <draw:text-box>
            <text:p><text:span text:style-name="T2">pmo:valueObj</text:span></text:p>
          </draw:text-box>
        </draw:frame>
        <draw:connector draw:style-name="gr1" draw:text-style-name="P1" draw:layer="layout" draw:type="curve" draw:line-skew="0.333cm" svg:x1="22.164cm" svg:y1="9.299cm" svg:x2="22.164cm" svg:y2="11.692cm" draw:start-shape="id59" draw:end-shape="id60" draw:end-glue-point="3" svg:d="M22164 9299c-265 0-265 2393 0 2393">
          <text:p/>
        </draw:connector>
        <draw:rect draw:style-name="gr52" draw:text-style-name="P2" draw:layer="layout" svg:width="0.505cm" svg:height="0.508cm" draw:transform="skewX (0.0118682389135592) translate (21.189cm 10.844cm)">
          <text:p/>
        </draw:rect>
        <draw:g xml:id="id65" draw:id="id65">
          <draw:custom-shape draw:style-name="gr59" draw:text-style-name="P11" draw:layer="layout" svg:width="2.565cm" svg:height="1.118cm" svg:x="6.781cm" svg:y="11.377cm">
            <text:p text:style-name="P3"><text:span text:style-name="T5">pm:fomr-v-sell</text:span></text:p>
            <text:p text:style-name="P3"><text:span text:style-name="T6">ontolex:Form</text:span></text:p>
            <text:p text:style-name="P3"><text:span text:style-name="T7"/></text:p>
            <text:p text:style-name="P3"><text:span text:style-name="T6">ontolexl:writtenRep 'sell'</text:span></text:p>
            <draw:enhanced-geometry svg:viewBox="0 0 21600 21600" draw:type="rectangle" draw:enhanced-path="M 0 0 L 21600 0 21600 21600 0 21600 0 0 Z N"/>
          </draw:custom-shape>
          <draw:line draw:style-name="gr60" draw:text-style-name="P10" draw:layer="layout" svg:x1="6.781cm" svg:y1="12.065cm" svg:x2="9.346cm" svg:y2="12.065cm">
            <text:p/>
          </draw:line>
        </draw:g>
        <draw:g xml:id="id64" draw:id="id64">
          <draw:custom-shape draw:style-name="gr61" draw:text-style-name="P11" draw:layer="layout" svg:width="2.891cm" svg:height="1.12cm" svg:x="5.826cm" svg:y="3.182cm">
            <text:p text:style-name="P3"><text:span text:style-name="T5">pm:form-n-seller</text:span></text:p>
            <text:p text:style-name="P3"><text:span text:style-name="T6">ontolex:Form</text:span></text:p>
            <text:p text:style-name="P3"><text:span text:style-name="T8"/></text:p>
            <text:p text:style-name="P3"><text:span text:style-name="T6">ontolex:writtenRep 'seller'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0" draw:text-style-name="P10" draw:layer="layout" svg:x1="5.826cm" svg:y1="3.871cm" svg:x2="8.717cm" svg:y2="3.871cm">
            <text:p/>
          </draw:line>
        </draw:g>
        <draw:custom-shape draw:style-name="gr62" draw:text-style-name="P11" xml:id="id62" draw:id="id62" draw:layer="layout" svg:width="4.064cm" svg:height="0.688cm" svg:x="17.576cm" svg:y="11.299cm">
          <text:p text:style-name="P3"><text:span text:style-name="T5">pm:fn16-giving@donor</text:span></text:p>
          <text:p text:style-name="P3"><text:span text:style-name="T6">pmo:SemanticRole</text:span></text:p>
          <draw:enhanced-geometry svg:viewBox="0 0 21600 21600" draw:type="rectangle" draw:enhanced-path="M 0 0 L 21600 0 21600 21600 0 21600 0 0 Z N"/>
        </draw:custom-shape>
        <draw:custom-shape draw:style-name="gr63" draw:text-style-name="P11" xml:id="id61" draw:id="id61" draw:layer="layout" svg:width="3.175cm" svg:height="0.688cm" svg:x="13.766cm" svg:y="11.299cm">
          <text:p text:style-name="P3"><text:span text:style-name="T5">pm:fn16-giving</text:span></text:p>
          <text:p text:style-name="P3"><text:span text:style-name="T6">pmo:SemanticClass</text:span></text:p>
          <draw:enhanced-geometry svg:viewBox="0 0 21600 21600" draw:type="rectangle" draw:enhanced-path="M 0 0 L 21600 0 21600 21600 0 21600 0 0 Z N"/>
        </draw:custom-shape>
        <draw:connector draw:style-name="gr1" draw:text-style-name="P10" draw:layer="layout" draw:type="curve" svg:x1="16.941cm" svg:y1="11.643cm" svg:x2="17.576cm" svg:y2="11.643cm" draw:start-shape="id61" draw:start-glue-point="1" draw:end-shape="id62" draw:end-glue-point="3" svg:d="M16941 11643h635">
          <text:p/>
        </draw:connector>
        <draw:frame draw:style-name="gr64" draw:text-style-name="P12" draw:layer="layout" svg:width="5.303cm" svg:height="0.573cm" svg:x="17.226cm" svg:y="12.176cm">
          <draw:text-box>
            <text:p><text:span text:style-name="T6">pmofn:inheritsFromFER (pmo:roleRel)</text:span></text:p>
          </draw:text-box>
        </draw:frame>
        <draw:frame draw:style-name="gr65" draw:text-style-name="P13" draw:layer="layout" svg:width="4.826cm" svg:height="0.573cm" svg:x="13.993cm" svg:y="11.86cm">
          <draw:text-box>
            <text:p><text:span text:style-name="T6">pmofn:inheritsFrom (pmo:classRel)</text:span></text:p>
          </draw:text-box>
        </draw:frame>
        <draw:frame draw:style-name="gr15" draw:text-style-name="P5" draw:layer="layout" svg:width="2.25cm" svg:height="0.577cm" svg:x="16.306cm" svg:y="10.844cm">
          <draw:text-box>
            <text:p><text:span text:style-name="T2">pmo:semRole</text:span></text:p>
          </draw:text-box>
        </draw:frame>
        <draw:custom-shape draw:style-name="gr66" draw:text-style-name="P11" xml:id="id63" draw:id="id63" draw:layer="layout" svg:width="3.175cm" svg:height="0.689cm" svg:x="13.766cm" svg:y="9.901cm">
          <text:p text:style-name="P3"><text:span text:style-name="T5">pm:vn32-give-13.1</text:span></text:p>
          <text:p text:style-name="P3"><text:span text:style-name="T6">pmo:SemanticCl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7" draw:text-style-name="P12" draw:layer="layout" svg:width="4.515cm" svg:height="0.573cm" svg:x="13.884cm" svg:y="8.909cm">
          <draw:text-box>
            <text:p><text:span text:style-name="T6">pmovn:subclass (pmo:classRel)</text:span></text:p>
          </draw:text-box>
        </draw:frame>
        <draw:custom-shape draw:style-name="gr68" draw:text-style-name="P11" xml:id="id30" draw:id="id30" draw:layer="layout" svg:width="4.191cm" svg:height="0.688cm" svg:x="17.5cm" svg:y="9.901cm">
          <text:p text:style-name="P3"><text:span text:style-name="T5">pm:vn32-give-13.1@agent</text:span></text:p>
          <text:p text:style-name="P3"><text:span text:style-name="T6">pmo:SemanticRole</text:span></text:p>
          <draw:enhanced-geometry svg:viewBox="0 0 21600 21600" draw:type="rectangle" draw:enhanced-path="M 0 0 L 21600 0 21600 21600 0 21600 0 0 Z N"/>
        </draw:custom-shape>
        <draw:connector draw:style-name="gr1" draw:text-style-name="P10" draw:layer="layout" draw:type="curve" svg:x1="16.941cm" svg:y1="10.245cm" svg:x2="17.5cm" svg:y2="10.245cm" draw:start-shape="id63" draw:start-glue-point="1" draw:end-shape="id30" draw:end-glue-point="3" svg:d="M16941 10245h559">
          <text:p/>
        </draw:connector>
        <draw:custom-shape draw:style-name="gr62" draw:text-style-name="P11" draw:layer="layout" svg:width="4.191cm" svg:height="0.688cm" svg:x="17.5cm" svg:y="11.303cm">
          <text:p text:style-name="P3"><text:span text:style-name="T5">pm:fn16-giving@donor</text:span></text:p>
          <text:p text:style-name="P3"><text:span text:style-name="T6">pmo:SemanticRole</text:span></text:p>
          <draw:enhanced-geometry svg:viewBox="0 0 21600 21600" draw:type="rectangle" draw:enhanced-path="M 0 0 L 21600 0 21600 21600 0 21600 0 0 Z N"/>
        </draw:custom-shape>
        <draw:frame draw:style-name="gr69" draw:text-style-name="P12" draw:layer="layout" svg:width="3.355cm" svg:height="0.573cm" svg:x="7.998cm" svg:y="10.844cm">
          <draw:text-box>
            <text:p><text:span text:style-name="T6">ontolex:canonicalForm</text:span></text:p>
          </draw:text-box>
        </draw:frame>
        <draw:frame draw:style-name="gr69" draw:text-style-name="P12" draw:layer="layout" svg:width="3.355cm" svg:height="0.573cm" svg:x="5.953cm" svg:y="4.731cm">
          <draw:text-box>
            <text:p><text:span text:style-name="T6">ontolex:canonicalForm</text:span></text:p>
          </draw:text-box>
        </draw:frame>
        <draw:connector draw:style-name="gr1" draw:text-style-name="P1" draw:layer="layout" draw:type="curve" svg:x1="9.228cm" svg:y1="4.719cm" svg:x2="7.271cm" svg:y2="4.302cm" draw:start-shape="id37" draw:start-glue-point="3" draw:end-shape="id64" svg:d="M9228 4719c-1305 0-1957-139-1957-417">
          <text:p/>
        </draw:connector>
        <draw:connector draw:style-name="gr1" draw:text-style-name="P1" draw:layer="layout" draw:type="curve" svg:x1="8.686cm" svg:y1="10.521cm" svg:x2="8.063cm" svg:y2="11.377cm" draw:start-shape="id33" draw:start-glue-point="3" draw:end-shape="id65" draw:end-glue-point="0" svg:d="M8686 10521c-416 0-623 285-623 856">
          <text:p/>
        </draw:connector>
        <draw:custom-shape draw:style-name="gr7" draw:text-style-name="P4" xml:id="id39" draw:id="id39" draw:layer="layout" svg:width="3.175cm" svg:height="0.7cm" svg:x="13.792cm" svg:y="3.482cm">
          <text:p text:style-name="P3"><text:span text:style-name="T1">pm:nb10-seller.01</text:span></text:p>
          <text:p text:style-name="P3"><text:span text:style-name="T2">pmo:SemanticCl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4.191cm" svg:height="0.711cm" svg:x="17.518cm" svg:y="3.481cm">
          <text:p text:style-name="P3"><text:span text:style-name="T1">pm:nb10-seller.01@arg0</text:span></text:p>
          <text:p text:style-name="P3"><text:span text:style-name="T2">pmo:Semantic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xml:id="id38" draw:id="id38" draw:layer="layout" svg:width="0.7cm" svg:height="0.344cm" svg:x="14.496cm" svg:y="2.883cm">
          <text:p text:style-name="P3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5" draw:layer="layout" svg:width="2.25cm" svg:height="0.577cm" svg:x="16.205cm" svg:y="4.051cm">
          <draw:text-box>
            <text:p><text:span text:style-name="T2">pmo:semRole</text:span></text:p>
          </draw:text-box>
        </draw:frame>
        <draw:frame draw:style-name="gr70" draw:text-style-name="P7" draw:layer="layout" svg:width="1.594cm" svg:height="1.716cm" svg:x="20.553cm" svg:y="2.008cm">
          <draw:text-box>
            <text:p text:style-name="P6"><text:span text:style-name="T3">NomBank </text:span></text:p>
          </draw:text-box>
        </draw:frame>
        <draw:custom-shape draw:style-name="gr26" draw:text-style-name="P1" draw:layer="layout" svg:width="8.382cm" svg:height="2.656cm" draw:transform="skewX (0.0045378560551844) rotate (0.004363323129985) translate (13.497cm 2.1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" draw:layer="layout" svg:x1="16.967cm" svg:y1="3.861cm" svg:x2="17.518cm" svg:y2="3.862cm" svg:d="M16967 3861h276v1h275">
          <text:p/>
        </draw:connector>
        <draw:custom-shape draw:style-name="gr71" draw:text-style-name="P11" draw:layer="layout" svg:width="2.513cm" svg:height="0.689cm" svg:x="17.544cm" svg:y="2.23cm">
          <text:p text:style-name="P3"><text:span text:style-name="T5">pmonb:arg0</text:span></text:p>
          <text:p text:style-name="P3"><text:span text:style-name="T6">pmonb:Argu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2" draw:text-style-name="P12" draw:layer="layout" svg:width="2.631cm" svg:height="0.573cm" svg:x="18.687cm" svg:y="2.917cm">
          <draw:text-box>
            <text:p><text:span text:style-name="T6">pmonb:argument</text:span></text:p>
          </draw:text-box>
        </draw:frame>
        <draw:frame draw:style-name="gr73" draw:text-style-name="P14" draw:layer="layout" svg:width="1.531cm" svg:height="0.577cm" svg:x="20.531cm" svg:y="4.857cm">
          <draw:text-box>
            <text:p><text:span text:style-name="T3">PropBank</text:span></text:p>
          </draw:text-box>
        </draw:frame>
        <draw:custom-shape draw:style-name="gr5" draw:text-style-name="P11" xml:id="id36" draw:id="id36" draw:layer="layout" svg:width="3.175cm" svg:height="0.689cm" svg:x="13.758cm" svg:y="6.241cm">
          <text:p text:style-name="P3"><text:span text:style-name="T1">pm:pb215-sell.01</text:span></text:p>
          <text:p text:style-name="P3"><text:span text:style-name="T2">pmo:SemanticCl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1" xml:id="id66" draw:id="id66" draw:layer="layout" svg:width="4.191cm" svg:height="0.688cm" svg:x="17.5cm" svg:y="6.242cm">
          <text:p text:style-name="P3"><text:span text:style-name="T1">pm:pb215-sell.01@arg0</text:span></text:p>
          <text:p text:style-name="P3"><text:span text:style-name="T2">pmo:Semantic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0" draw:layer="layout" svg:x1="16.933cm" svg:y1="6.585cm" svg:x2="17.5cm" svg:y2="6.586cm" draw:start-shape="id36" draw:start-glue-point="1" draw:end-shape="id66" draw:end-glue-point="3" svg:d="M16933 6585h283v1h284">
          <text:p/>
        </draw:connector>
        <draw:custom-shape draw:style-name="gr13" draw:text-style-name="P11" xml:id="id40" draw:id="id40" draw:layer="layout" svg:width="0.7cm" svg:height="0.345cm" svg:x="13.881cm" svg:y="6.896cm">
          <text:p text:style-name="P3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2" draw:layer="layout" svg:width="2.25cm" svg:height="0.577cm" svg:x="16.207cm" svg:y="5.788cm">
          <draw:text-box>
            <text:p><text:span text:style-name="T2">pmo:semRole</text:span></text:p>
          </draw:text-box>
        </draw:frame>
        <draw:custom-shape draw:style-name="gr26" draw:text-style-name="P10" draw:layer="layout" svg:width="8.377cm" svg:height="2.451cm" svg:x="13.504cm" svg:y="4.8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52" draw:text-style-name="P10" xml:id="id56" draw:id="id56" draw:layer="layout" svg:width="0.634cm" svg:height="0.508cm" draw:transform="skewX (0.0118682389135592) translate (16.561cm 6.361cm)">
          <text:p/>
        </draw:rect>
        <draw:custom-shape draw:style-name="gr71" draw:text-style-name="P11" draw:layer="layout" svg:width="2.513cm" svg:height="0.689cm" svg:x="17.51cm" svg:y="4.972cm">
          <text:p text:style-name="P3"><text:span text:style-name="T5">pmopb:arg0</text:span></text:p>
          <text:p text:style-name="P3"><text:span text:style-name="T6">pmopb:Argu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2" draw:text-style-name="P12" draw:layer="layout" svg:width="2.631cm" svg:height="0.573cm" svg:x="18.653cm" svg:y="5.661cm">
          <draw:text-box>
            <text:p><text:span text:style-name="T6">pmopb:argument</text:span></text:p>
          </draw:text-box>
        </draw:frame>
        <draw:custom-shape draw:style-name="gr74" draw:text-style-name="P11" xml:id="id32" draw:id="id32" draw:layer="layout" svg:width="2.365cm" svg:height="0.688cm" svg:x="19.288cm" svg:y="8.875cm">
          <text:p text:style-name="P3"><text:span text:style-name="T5">pmovn:agent</text:span></text:p>
          <text:p text:style-name="P3"><text:span text:style-name="T6">pmovn:ThematicRole</text:span></text:p>
          <draw:enhanced-geometry svg:viewBox="0 0 21600 21600" draw:type="rectangle" draw:enhanced-path="M 0 0 L 21600 0 21600 21600 0 21600 0 0 Z N"/>
        </draw:custom-shape>
        <draw:frame draw:style-name="gr75" draw:text-style-name="P12" draw:layer="layout" svg:width="3.072cm" svg:height="0.573cm" svg:x="16.467cm" svg:y="9.317cm">
          <draw:text-box>
            <text:p><text:span text:style-name="T6">pmovn:thematicRole</text:span></text:p>
          </draw:text-box>
        </draw:frame>
        <draw:frame draw:style-name="gr75" draw:text-style-name="P12" draw:layer="layout" svg:width="3.072cm" svg:height="0.573cm" svg:x="16.494cm" svg:y="8.493cm">
          <draw:text-box>
            <text:p><text:span text:style-name="T6">pmovn:thematicRol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5-12T16:48:05.762519000</meta:creation-date>
    <dc:date>2018-02-13T11:47:28</dc:date>
    <meta:editing-duration>P1DT1H3M16S</meta:editing-duration>
    <meta:editing-cycles>39</meta:editing-cycles>
    <meta:generator>OpenOffice/4.1.3$Unix OpenOffice.org_project/413m1$Build-9783</meta:generator>
    <meta:print-date>2017-05-12T17:07:49.431141000</meta:print-date>
    <dc:creator>Marco Rospocher</dc:creator>
    <meta:document-statistic meta:object-count="278"/>
  </office:meta>
</office:document-meta>
</file>